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useoSans" svg:font-family="MuseoSans, Georgia, 'Times New Roman', Times, serif"/>
    <style:font-face style:name="Roboto" svg:font-family="Roboto, Arial, sans-serif"/>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14"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15" style:family="paragraph" style:parent-style-name="Heading_20_1">
      <style:paragraph-properties fo:margin-left="0cm" fo:margin-right="0cm" fo:text-align="start" style:justify-single-word="false" fo:orphans="2" fo:widows="2" fo:text-indent="0cm" style:auto-text-indent="false"/>
      <style:text-properties officeooo:paragraph-rsid="001dd780"/>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17"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18"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19"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26"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27"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28"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29"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30"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31"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32"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33"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34"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35"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7" style:family="paragraph" style:parent-style-name="Standard">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2904fb" officeooo:paragraph-rsid="002904fb"/>
    </style:style>
    <style:style style:name="P43"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4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style:style>
    <style:style style:name="P4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officeooo:rsid="003ab438" officeooo:paragraph-rsid="003ab438"/>
    </style:style>
    <style:style style:name="P46" style:family="paragraph" style:parent-style-name="Text_20_body">
      <style:paragraph-properties fo:margin-left="0cm" fo:margin-right="0cm" fo:margin-top="0cm" fo:margin-bottom="0.265cm" loext:contextual-spacing="false" style:line-height-at-least="0.741cm" fo:orphans="2" fo:widows="2" fo:text-indent="0cm" style:auto-text-indent="false"/>
    </style:style>
    <style:style style:name="P4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4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49"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50"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51"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52"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53" style:family="paragraph" style:parent-style-name="Heading_20_1">
      <style:paragraph-properties fo:margin-left="0cm" fo:margin-right="0cm" fo:text-align="start" style:justify-single-word="false" fo:orphans="2" fo:widows="2" fo:text-indent="0cm" style:auto-text-indent="false"/>
      <style:text-properties officeooo:paragraph-rsid="00239c05"/>
    </style:style>
    <style:style style:name="P54"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55"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56"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MuseoSans" fo:font-size="16.5pt" fo:letter-spacing="normal" fo:font-style="normal" fo:font-weight="bold"/>
    </style:style>
    <style:style style:name="P57"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6.5pt" fo:letter-spacing="normal" fo:font-style="normal" fo:font-weight="bold"/>
    </style:style>
    <style:style style:name="P58"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6.5pt" fo:letter-spacing="normal" fo:font-style="normal" fo:font-weight="bold" officeooo:rsid="003ab438" officeooo:paragraph-rsid="003ab438"/>
    </style:style>
    <style:style style:name="P59"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60"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style="normal" fo:font-weight="normal" officeooo:rsid="00239c05"/>
    </style:style>
    <style:style style:name="T7" style:family="text">
      <style:text-properties fo:font-variant="normal" fo:text-transform="none" fo:color="#000000" style:font-name="Times New Roman" fo:font-size="11.25pt" fo:letter-spacing="normal" fo:font-style="normal" fo:font-weight="bold" officeooo:rsid="001dd780" style:font-weight-asian="bold" style:font-weight-complex="bold"/>
    </style:style>
    <style:style style:name="T8"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1dd780"/>
    </style:style>
    <style:style style:name="T9"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2bb135"/>
    </style:style>
    <style:style style:name="T10" style:family="text">
      <style:text-properties fo:font-variant="normal" fo:text-transform="none" fo:color="#000000" style:font-name="Times New Roman" fo:font-size="11.25pt" fo:letter-spacing="normal" fo:font-style="normal" style:text-underline-style="none" fo:font-weight="normal" officeooo:rsid="001dd780"/>
    </style:style>
    <style:style style:name="T11" style:family="text">
      <style:text-properties fo:font-variant="normal" fo:text-transform="none" fo:color="#000000" style:font-name="Times New Roman" fo:font-size="11.25pt" fo:letter-spacing="normal" fo:font-style="normal" style:text-underline-style="none" fo:font-weight="normal" officeooo:rsid="001e0b13"/>
    </style:style>
    <style:style style:name="T12"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3" style:family="text">
      <style:text-properties fo:font-variant="normal" fo:text-transform="none" fo:color="#000000" style:font-name="Times New Roman" fo:font-size="11.25pt" fo:letter-spacing="normal" fo:font-style="normal" style:text-underline-style="none" fo:font-weight="normal" officeooo:rsid="0020a028"/>
    </style:style>
    <style:style style:name="T14" style:family="text">
      <style:text-properties fo:font-variant="normal" fo:text-transform="none" fo:color="#000000" style:font-name="Times New Roman" fo:font-size="11.25pt" fo:letter-spacing="normal" fo:font-style="normal" style:text-underline-style="none" fo:font-weight="normal" officeooo:rsid="0021b0c7"/>
    </style:style>
    <style:style style:name="T15" style:family="text">
      <style:text-properties fo:font-variant="normal" fo:text-transform="none" fo:color="#000000" style:font-name="Times New Roman" fo:font-size="11.25pt" fo:letter-spacing="normal" fo:font-style="normal" style:text-underline-style="none" fo:font-weight="normal" officeooo:rsid="00239c05"/>
    </style:style>
    <style:style style:name="T16" style:family="text">
      <style:text-properties fo:font-variant="normal" fo:text-transform="none" fo:color="#000000" style:font-name="Times New Roman" fo:font-size="11.25pt" fo:letter-spacing="normal" fo:font-style="normal" style:text-underline-style="none" fo:font-weight="normal" officeooo:rsid="002591d0"/>
    </style:style>
    <style:style style:name="T17" style:family="text">
      <style:text-properties fo:font-variant="normal" fo:text-transform="none" fo:color="#000000" style:font-name="Times New Roman" fo:font-size="11.25pt" fo:letter-spacing="normal" fo:font-style="normal" style:text-underline-style="none" fo:font-weight="normal" officeooo:rsid="0026451b"/>
    </style:style>
    <style:style style:name="T18" style:family="text">
      <style:text-properties fo:font-variant="normal" fo:text-transform="none" fo:color="#000000" style:font-name="Times New Roman" fo:font-size="11.25pt" fo:letter-spacing="normal" fo:font-style="normal" style:text-underline-style="none" fo:font-weight="normal" officeooo:rsid="00274084"/>
    </style:style>
    <style:style style:name="T19" style:family="text">
      <style:text-properties fo:font-variant="normal" fo:text-transform="none" fo:color="#000000" style:font-name="Times New Roman" fo:font-size="11.25pt" fo:letter-spacing="normal" fo:font-style="normal" style:text-underline-style="none" fo:font-weight="normal" officeooo:rsid="0028fd62"/>
    </style:style>
    <style:style style:name="T20" style:family="text">
      <style:text-properties fo:font-variant="normal" fo:text-transform="none" fo:color="#000000" style:font-name="Times New Roman" fo:font-size="11.25pt" fo:letter-spacing="normal" fo:font-style="normal" style:text-underline-style="none" fo:font-weight="normal" officeooo:rsid="002cd172"/>
    </style:style>
    <style:style style:name="T21" style:family="text">
      <style:text-properties fo:font-variant="normal" fo:text-transform="none" fo:color="#000000" style:font-name="Times New Roman" fo:font-size="11.25pt" fo:letter-spacing="normal" fo:font-style="normal" style:text-underline-style="none" fo:font-weight="normal" officeooo:rsid="002ce7cb"/>
    </style:style>
    <style:style style:name="T22" style:family="text">
      <style:text-properties fo:font-variant="normal" fo:text-transform="none" fo:color="#000000" style:font-name="Times New Roman" fo:font-size="11.25pt" fo:letter-spacing="normal" fo:font-style="normal" style:text-underline-style="none" fo:font-weight="normal" officeooo:rsid="002db071"/>
    </style:style>
    <style:style style:name="T23" style:family="text">
      <style:text-properties fo:font-variant="normal" fo:text-transform="none" fo:color="#000000" style:font-name="Times New Roman" fo:font-size="11.25pt" fo:letter-spacing="normal" fo:font-style="normal" style:text-underline-style="none" fo:font-weight="normal" officeooo:rsid="002f00c8"/>
    </style:style>
    <style:style style:name="T24" style:family="text">
      <style:text-properties fo:font-variant="normal" fo:text-transform="none" fo:color="#000000" style:font-name="Times New Roman" fo:font-size="11.25pt" fo:letter-spacing="normal" fo:font-style="normal" style:text-underline-style="none" fo:font-weight="normal" officeooo:rsid="00302af2"/>
    </style:style>
    <style:style style:name="T25" style:family="text">
      <style:text-properties fo:font-variant="normal" fo:text-transform="none" fo:color="#000000" style:font-name="Times New Roman" fo:font-size="11.25pt" fo:letter-spacing="normal" fo:font-style="normal" style:text-underline-style="none" fo:font-weight="normal" officeooo:rsid="00303c87"/>
    </style:style>
    <style:style style:name="T26" style:family="text">
      <style:text-properties fo:font-variant="normal" fo:text-transform="none" fo:color="#000000" style:font-name="Times New Roman" fo:font-size="11.25pt" fo:letter-spacing="normal" fo:font-style="normal" style:text-underline-style="none" fo:font-weight="normal" officeooo:rsid="0031f733"/>
    </style:style>
    <style:style style:name="T27" style:family="text">
      <style:text-properties fo:font-variant="normal" fo:text-transform="none" fo:color="#000000" style:font-name="Times New Roman" fo:font-size="11.25pt" fo:letter-spacing="normal" fo:font-style="normal" style:text-underline-style="none" fo:font-weight="normal" officeooo:rsid="00320643"/>
    </style:style>
    <style:style style:name="T28" style:family="text">
      <style:text-properties fo:font-variant="normal" fo:text-transform="none" fo:color="#000000" style:font-name="Times New Roman" fo:font-size="11.25pt" fo:letter-spacing="normal" fo:font-style="normal" style:text-underline-style="none" fo:font-weight="normal" officeooo:rsid="0033bcc0"/>
    </style:style>
    <style:style style:name="T29" style:family="text">
      <style:text-properties fo:font-variant="normal" fo:text-transform="none" fo:color="#000000" style:font-name="Times New Roman" fo:font-size="11.25pt" fo:letter-spacing="normal" fo:font-style="normal" style:text-underline-style="none" fo:font-weight="normal" officeooo:rsid="00346759"/>
    </style:style>
    <style:style style:name="T30" style:family="text">
      <style:text-properties fo:font-variant="normal" fo:text-transform="none" fo:color="#000000" style:font-name="Times New Roman" fo:font-size="11.25pt" fo:letter-spacing="normal" fo:font-style="normal" style:text-underline-style="none" fo:font-weight="normal" officeooo:rsid="0034ab1a"/>
    </style:style>
    <style:style style:name="T31" style:family="text">
      <style:text-properties fo:font-variant="normal" fo:text-transform="none" fo:color="#000000" style:font-name="Times New Roman" fo:font-size="11.25pt" fo:letter-spacing="normal" fo:font-style="normal" style:text-underline-style="none" fo:font-weight="normal" officeooo:rsid="00366125"/>
    </style:style>
    <style:style style:name="T32" style:family="text">
      <style:text-properties fo:font-variant="normal" fo:text-transform="none" fo:color="#000000" style:font-name="Times New Roman" fo:font-size="11.25pt" fo:letter-spacing="normal" fo:font-style="normal" style:text-underline-style="none" fo:font-weight="normal" officeooo:rsid="0037629c"/>
    </style:style>
    <style:style style:name="T33"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34"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35"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36"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37" style:family="text">
      <style:text-properties fo:font-variant="normal" fo:text-transform="none" fo:color="#000000" style:font-name="Times New Roman" fo:font-size="11.25pt" fo:letter-spacing="normal" fo:font-style="normal" style:text-underline-style="none" fo:font-weight="bold" officeooo:rsid="002bb135" style:font-weight-asian="bold" style:font-weight-complex="bold"/>
    </style:style>
    <style:style style:name="T38" style:family="text">
      <style:text-properties fo:font-variant="normal" fo:text-transform="none" fo:color="#000000" style:font-name="Times New Roman" fo:font-size="11.25pt" fo:letter-spacing="normal" fo:font-weight="normal"/>
    </style:style>
    <style:style style:name="T39" style:family="text">
      <style:text-properties fo:font-variant="normal" fo:text-transform="none" fo:color="#000000" style:font-name="Times New Roman" fo:font-size="11.25pt" fo:letter-spacing="normal" fo:font-weight="normal" officeooo:rsid="001d8040"/>
    </style:style>
    <style:style style:name="T40" style:family="text">
      <style:text-properties fo:font-variant="normal" fo:text-transform="none" fo:color="#000000" style:font-name="Times New Roman" fo:font-size="11.25pt" fo:letter-spacing="normal" style:text-underline-style="none" fo:font-weight="normal" officeooo:rsid="001dd780"/>
    </style:style>
    <style:style style:name="T41" style:family="text">
      <style:text-properties fo:font-variant="normal" fo:text-transform="none" fo:color="#000000" style:font-name="Times New Roman" fo:font-size="11.25pt" fo:letter-spacing="normal" style:text-underline-style="none" fo:font-weight="normal" officeooo:rsid="001e0b13"/>
    </style:style>
    <style:style style:name="T42" style:family="text">
      <style:text-properties fo:font-variant="normal" fo:text-transform="none" fo:color="#000000" style:font-name="Times New Roman" fo:font-size="11.25pt" fo:letter-spacing="normal" style:text-underline-style="none" fo:font-weight="normal" officeooo:rsid="0020a028"/>
    </style:style>
    <style:style style:name="T43" style:family="text">
      <style:text-properties fo:font-variant="normal" fo:text-transform="none" fo:color="#000000" style:font-name="Times New Roman" fo:font-size="11.25pt" fo:letter-spacing="normal" style:text-underline-style="none" fo:font-weight="normal" officeooo:rsid="0021b0c7"/>
    </style:style>
    <style:style style:name="T44" style:family="text">
      <style:text-properties fo:font-variant="normal" fo:text-transform="none" fo:color="#000000" style:font-name="Times New Roman" fo:font-size="11.25pt" fo:letter-spacing="normal" style:text-underline-style="none" fo:font-weight="normal" officeooo:rsid="00239c05"/>
    </style:style>
    <style:style style:name="T45" style:family="text">
      <style:text-properties fo:font-variant="normal" fo:text-transform="none" fo:color="#000000" style:font-name="Times New Roman" fo:font-size="11.25pt" fo:letter-spacing="normal" style:text-underline-style="none" fo:font-weight="normal" officeooo:rsid="0026451b"/>
    </style:style>
    <style:style style:name="T46"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47"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1dd780"/>
    </style:style>
    <style:style style:name="T48"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239c05"/>
    </style:style>
    <style:style style:name="T49" style:family="text">
      <style:text-properties fo:font-variant="normal" fo:text-transform="none" fo:color="#000000" style:font-name="arial" fo:font-size="11.25pt" fo:letter-spacing="normal" fo:font-style="normal" style:text-underline-style="none" fo:font-weight="normal" officeooo:rsid="00239c05"/>
    </style:style>
    <style:style style:name="T50" style:family="text">
      <style:text-properties fo:font-variant="normal" fo:text-transform="none" fo:color="#000000" style:font-name="arial" fo:font-size="11.25pt" fo:letter-spacing="normal" fo:font-style="normal" fo:font-weight="normal" officeooo:rsid="00239c05"/>
    </style:style>
    <style:style style:name="T51" style:family="text">
      <style:text-properties fo:font-variant="normal" fo:text-transform="none" fo:color="#000000" fo:letter-spacing="normal"/>
    </style:style>
    <style:style style:name="T52" style:family="text">
      <style:text-properties fo:font-variant="normal" fo:text-transform="none" fo:color="#642a8f" style:font-name="Times New Roman" fo:font-size="11.25pt" fo:letter-spacing="normal" fo:font-style="normal" fo:font-weight="normal"/>
    </style:style>
    <style:style style:name="T53" style:family="text">
      <style:text-properties fo:font-variant="normal" fo:text-transform="none" fo:color="#642a8f" style:font-name="Times New Roman" fo:font-size="11.25pt" fo:letter-spacing="normal" fo:font-style="normal" style:text-underline-style="none" fo:font-weight="normal" officeooo:rsid="0021b0c7"/>
    </style:style>
    <style:style style:name="T54" style:family="text">
      <style:text-properties fo:font-variant="normal" fo:text-transform="none" fo:color="#642a8f" style:font-name="Times New Roman" fo:font-size="11.25pt" fo:letter-spacing="normal" fo:font-style="normal" style:text-underline-style="none" fo:font-weight="normal" officeooo:rsid="00239c05"/>
    </style:style>
    <style:style style:name="T55" style:family="text">
      <style:text-properties fo:font-variant="normal" fo:text-transform="none" fo:color="#642a8f" style:font-name="Times New Roman" fo:font-size="11.25pt" fo:letter-spacing="normal" fo:font-style="normal" style:text-underline-style="none" fo:font-weight="normal" officeooo:rsid="0026451b"/>
    </style:style>
    <style:style style:name="T56" style:family="text">
      <style:text-properties fo:font-variant="normal" fo:text-transform="none" fo:color="#111111" style:font-name="Roboto" fo:font-size="10.5pt" fo:letter-spacing="normal" fo:font-style="normal" style:text-underline-style="none" fo:font-weight="normal" officeooo:rsid="002cd172"/>
    </style:style>
    <style:style style:name="T57" style:family="text">
      <style:text-properties fo:font-variant="normal" fo:text-transform="none" fo:color="#3e3d40" style:font-name="Times New Roman" fo:font-size="11.25pt" fo:letter-spacing="normal" fo:font-style="normal" style:text-underline-style="none" fo:font-weight="normal" officeooo:rsid="00239c05"/>
    </style:style>
    <style:style style:name="T58" style:family="text">
      <style:text-properties fo:font-variant="normal" fo:text-transform="none" fo:color="#3e3d40" style:font-name="Times New Roman" fo:font-size="11.25pt" fo:letter-spacing="normal" fo:font-style="normal" style:text-underline-style="none" fo:font-weight="normal" officeooo:rsid="0037629c"/>
    </style:style>
    <style:style style:name="T59" style:family="text">
      <style:text-properties fo:font-variant="normal" fo:text-transform="none" fo:color="#3e3d40" style:font-name="Georgia" fo:font-size="11.25pt" fo:letter-spacing="normal" fo:font-style="normal" style:text-underline-style="none" fo:font-weight="normal" officeooo:rsid="0037629c"/>
    </style:style>
    <style:style style:name="T60" style:family="text">
      <style:text-properties fo:font-variant="normal" fo:text-transform="none" fo:color="#3e3d40" style:font-name="Georgia" fo:font-size="15pt" fo:letter-spacing="normal" fo:font-style="normal" style:text-underline-style="none" fo:font-weight="normal" officeooo:rsid="00239c05"/>
    </style:style>
    <style:style style:name="T61" style:family="text">
      <style:text-properties fo:font-variant="normal" fo:text-transform="none" fo:color="#3e3d40" style:font-name="Georgia" fo:font-size="15pt" fo:letter-spacing="normal" fo:font-style="normal" style:text-underline-style="none" fo:font-weight="normal" officeooo:rsid="0037629c"/>
    </style:style>
    <style:style style:name="T62" style:family="text">
      <style:text-properties fo:font-variant="normal" fo:text-transform="none" fo:color="#3e3d40" style:font-name="Georgia" fo:font-size="15pt" fo:letter-spacing="normal" fo:font-style="normal" style:text-underline-style="none" fo:font-weight="normal" officeooo:rsid="00390fa8"/>
    </style:style>
    <style:style style:name="T63" style:family="text">
      <style:text-properties fo:font-variant="normal" fo:text-transform="none" fo:color="#3e3d40" style:font-name="Georgia" fo:font-size="15pt" fo:letter-spacing="normal" fo:font-style="normal" style:text-underline-style="none" fo:font-weight="normal" officeooo:rsid="0039d82a"/>
    </style:style>
    <style:style style:name="T64" style:family="text">
      <style:text-properties fo:font-variant="normal" fo:text-transform="none" fo:color="#3e3d40" style:font-name="Georgia" fo:font-size="15pt" fo:letter-spacing="normal" fo:font-style="normal" style:text-underline-style="none" fo:font-weight="normal" officeooo:rsid="003ab438"/>
    </style:style>
    <style:style style:name="T65" style:family="text">
      <style:text-properties fo:font-variant="normal" fo:text-transform="none" fo:color="#3e3d40" style:font-name="Georgia" fo:font-size="15pt" fo:letter-spacing="normal" fo:font-style="normal" style:text-underline-style="none" fo:font-weight="normal" officeooo:rsid="003c77ba"/>
    </style:style>
    <style:style style:name="T66" style:family="text">
      <style:text-properties fo:font-variant="normal" fo:text-transform="none" fo:color="#3e3d40" style:font-name="Georgia" fo:font-size="15pt" fo:letter-spacing="normal" fo:font-style="normal" style:text-underline-style="none" fo:font-weight="normal" officeooo:rsid="003dde1d"/>
    </style:style>
    <style:style style:name="T67" style:family="text">
      <style:text-properties fo:font-variant="normal" fo:text-transform="none" fo:color="#3e3d40" style:font-name="Georgia" fo:font-size="15pt" fo:letter-spacing="normal" fo:font-style="normal" style:text-underline-style="none" fo:font-weight="normal" officeooo:rsid="003f91d0"/>
    </style:style>
    <style:style style:name="T68" style:family="text">
      <style:text-properties fo:font-variant="normal" fo:text-transform="none" fo:color="#3e3d40" style:font-name="Georgia" fo:font-size="15pt" fo:letter-spacing="normal" fo:font-style="normal" style:text-underline-style="solid" style:text-underline-width="auto" style:text-underline-color="font-color" fo:font-weight="bold" officeooo:rsid="003c77ba" style:font-weight-asian="bold" style:font-weight-complex="bold"/>
    </style:style>
    <style:style style:name="T69" style:family="text">
      <style:text-properties fo:font-variant="normal" fo:text-transform="none" fo:color="#3e3d40" style:font-name="Georgia" fo:font-size="15pt" fo:letter-spacing="normal" fo:font-style="normal" style:text-underline-style="solid" style:text-underline-width="auto" style:text-underline-color="font-color" fo:font-weight="bold" officeooo:rsid="0039d82a" style:font-weight-asian="bold" style:font-weight-complex="bold"/>
    </style:style>
    <style:style style:name="T70" style:family="text">
      <style:text-properties fo:font-variant="normal" fo:text-transform="none" fo:color="#3e3d40" style:font-name="Georgia" fo:font-size="15pt" fo:letter-spacing="normal" fo:font-style="italic" style:text-underline-style="none" fo:font-weight="normal" officeooo:rsid="00239c05"/>
    </style:style>
    <style:style style:name="T71" style:family="text">
      <style:text-properties fo:font-variant="normal" fo:text-transform="none" fo:color="#3e3d40" style:font-name="Georgia" fo:font-size="15pt" fo:letter-spacing="normal" fo:font-style="italic" style:text-underline-style="none" fo:font-weight="normal" officeooo:rsid="0037629c"/>
    </style:style>
    <style:style style:name="T72" style:family="text">
      <style:text-properties fo:font-variant="normal" fo:text-transform="none" fo:color="#3e3d40" style:font-name="Georgia" fo:font-size="13.5pt" fo:letter-spacing="normal" fo:font-style="normal" style:text-underline-style="none" fo:font-weight="normal" officeooo:rsid="0037629c"/>
    </style:style>
    <style:style style:name="T73" style:family="text">
      <style:text-properties fo:font-variant="normal" fo:text-transform="none" fo:color="#3e3d40" style:font-name="Georgia" fo:font-size="13.5pt" fo:letter-spacing="normal" fo:font-style="normal" style:text-underline-style="none" fo:font-weight="normal" officeooo:rsid="0039d82a"/>
    </style:style>
    <style:style style:name="T74" style:family="text">
      <style:text-properties fo:font-variant="normal" fo:text-transform="none" fo:color="#3e3d40" style:font-name="Georgia" fo:font-size="13.5pt" fo:letter-spacing="normal" fo:font-style="normal" style:text-underline-style="none" fo:font-weight="normal" officeooo:rsid="003c77ba"/>
    </style:style>
    <style:style style:name="T75" style:family="text">
      <style:text-properties fo:font-variant="normal" fo:text-transform="none" fo:color="#3e3d40" style:font-name="Georgia" fo:font-size="13.5pt" fo:letter-spacing="normal" fo:font-style="normal" style:text-underline-style="none" fo:font-weight="normal" officeooo:rsid="003d144e"/>
    </style:style>
    <style:style style:name="T76" style:family="text">
      <style:text-properties fo:font-variant="normal" fo:text-transform="none" fo:color="#3e3d40" style:font-name="Georgia" fo:font-size="13.5pt" fo:letter-spacing="normal" fo:font-style="normal" style:text-underline-style="none" fo:font-weight="normal" officeooo:rsid="003dde1d"/>
    </style:style>
    <style:style style:name="T77" style:family="text">
      <style:text-properties fo:font-variant="normal" fo:text-transform="none" fo:color="#3e3d40" style:font-name="Georgia" fo:font-size="13.5pt" fo:letter-spacing="normal" fo:font-style="normal" style:text-underline-style="none" fo:font-weight="normal" officeooo:rsid="003de58b"/>
    </style:style>
    <style:style style:name="T78" style:family="text">
      <style:text-properties fo:font-variant="normal" fo:text-transform="none" fo:color="#3e3d40" style:font-name="Georgia" fo:font-size="13.5pt" fo:letter-spacing="normal" fo:font-style="normal" style:text-underline-style="none" fo:font-weight="normal" officeooo:rsid="003f91d0"/>
    </style:style>
    <style:style style:name="T79" style:family="text">
      <style:text-properties fo:font-variant="normal" fo:text-transform="none" fo:color="#3e3d40" style:font-name="Georgia" fo:font-size="13.5pt" fo:letter-spacing="normal" fo:font-style="normal" style:text-underline-style="none" fo:font-weight="bold" officeooo:rsid="003dde1d" style:font-weight-asian="bold" style:font-weight-complex="bold"/>
    </style:style>
    <style:style style:name="T80" style:family="text">
      <style:text-properties fo:font-variant="normal" fo:text-transform="none" fo:color="#3e3d40" style:font-name="Georgia" fo:font-size="13.5pt" fo:letter-spacing="normal" fo:font-style="normal" fo:font-weight="normal"/>
    </style:style>
    <style:style style:name="T81" style:family="text">
      <style:text-properties fo:font-variant="normal" fo:text-transform="none" fo:color="#3e3d40" style:font-name="Georgia" fo:font-size="13.5pt" fo:letter-spacing="normal" fo:font-style="normal" fo:font-weight="normal" officeooo:rsid="003c77ba"/>
    </style:style>
    <style:style style:name="T82" style:family="text">
      <style:text-properties fo:font-variant="normal" fo:text-transform="none" fo:color="#3e3d40" style:font-name="Georgia" fo:font-size="13.5pt" fo:letter-spacing="normal" fo:font-style="italic" style:text-underline-style="none" fo:font-weight="normal" officeooo:rsid="0037629c"/>
    </style:style>
    <style:style style:name="T83" style:family="text">
      <style:text-properties fo:font-variant="normal" fo:text-transform="none" fo:color="#3e3d40" style:font-name="Georgia" fo:font-size="13.5pt" fo:letter-spacing="normal" fo:font-style="italic" style:text-underline-style="none" fo:font-weight="normal" officeooo:rsid="003d144e"/>
    </style:style>
    <style:style style:name="T84" style:family="text">
      <style:text-properties fo:font-variant="normal" fo:text-transform="none" fo:color="#3e3d40" style:font-name="Georgia" fo:font-size="13.5pt" fo:letter-spacing="normal" fo:font-style="italic" style:text-underline-style="none" fo:font-weight="normal" officeooo:rsid="003f91d0"/>
    </style:style>
    <style:style style:name="T85" style:family="text">
      <style:text-properties fo:font-variant="normal" fo:text-transform="none" fo:color="#3e3d40" style:font-name="Georgia" fo:font-size="13.5pt" fo:letter-spacing="normal" fo:font-style="italic" fo:font-weight="normal" officeooo:rsid="003c77ba"/>
    </style:style>
    <style:style style:name="T86" style:family="text">
      <style:text-properties fo:font-variant="normal" fo:text-transform="none" fo:color="#3e3d40" style:font-name="Georgia" fo:font-size="10.5pt" fo:letter-spacing="normal" fo:font-style="normal" style:text-underline-style="none" fo:font-weight="normal" officeooo:rsid="003c77ba"/>
    </style:style>
    <style:style style:name="T87" style:family="text">
      <style:text-properties fo:font-variant="normal" fo:text-transform="none" fo:color="#3e3d40" style:font-name="Georgia" fo:font-size="10.5pt" fo:letter-spacing="normal" fo:font-style="normal" style:text-underline-style="none" fo:font-weight="normal" officeooo:rsid="003d144e"/>
    </style:style>
    <style:style style:name="T88" style:family="text">
      <style:text-properties fo:font-variant="normal" fo:text-transform="none" fo:color="#3e3d40" style:font-name="Georgia" fo:font-size="10.5pt" fo:letter-spacing="normal" fo:font-style="normal" style:text-underline-style="none" fo:font-weight="normal" officeooo:rsid="003dde1d"/>
    </style:style>
    <style:style style:name="T89" style:family="text">
      <style:text-properties fo:font-variant="normal" fo:text-transform="none" fo:color="#3e3d40" style:font-name="Georgia" fo:font-size="10.5pt" fo:letter-spacing="normal" fo:font-style="normal" style:text-underline-style="none" fo:font-weight="normal" officeooo:rsid="003de58b"/>
    </style:style>
    <style:style style:name="T90" style:family="text">
      <style:text-properties fo:font-variant="normal" fo:text-transform="none" fo:color="#3e3d40" style:font-name="Georgia" fo:font-size="10.5pt" fo:letter-spacing="normal" fo:font-style="normal" style:text-underline-style="none" fo:font-weight="normal" officeooo:rsid="003f91d0"/>
    </style:style>
    <style:style style:name="T91" style:family="text">
      <style:text-properties fo:font-variant="normal" fo:text-transform="none" fo:color="#3e3d40" style:font-name="Georgia" fo:font-size="10.5pt" fo:letter-spacing="normal" fo:font-style="normal" style:text-underline-style="none" fo:font-weight="bold" officeooo:rsid="003c77ba"/>
    </style:style>
    <style:style style:name="T92" style:family="text">
      <style:text-properties fo:font-variant="normal" fo:text-transform="none" fo:color="#3e3d40" style:font-name="Georgia" fo:font-size="10.5pt" fo:letter-spacing="normal" fo:font-style="normal" style:text-underline-style="solid" style:text-underline-width="auto" style:text-underline-color="font-color" fo:font-weight="bold" officeooo:rsid="003dde1d" style:font-weight-asian="bold" style:font-weight-complex="bold"/>
    </style:style>
    <style:style style:name="T93" style:family="text">
      <style:text-properties fo:font-variant="normal" fo:text-transform="none" fo:color="#3e3d40" style:font-name="Georgia" fo:font-size="10.5pt" fo:letter-spacing="normal" fo:font-style="italic" style:text-underline-style="none" fo:font-weight="normal" officeooo:rsid="003c77ba"/>
    </style:style>
    <style:style style:name="T94" style:family="text">
      <style:text-properties fo:font-variant="normal" fo:text-transform="none" fo:color="#3e3d40" style:font-name="Georgia" fo:font-size="9.75pt" fo:letter-spacing="normal" fo:font-style="normal" style:text-underline-style="none" fo:font-weight="normal" officeooo:rsid="003dde1d"/>
    </style:style>
    <style:style style:name="T95" style:family="text">
      <style:text-properties fo:font-variant="normal" fo:text-transform="none" fo:color="#020202" style:font-name="MuseoSans" fo:font-size="16.5pt" fo:letter-spacing="normal" fo:font-style="normal" style:text-underline-style="none" fo:font-weight="bold" officeooo:rsid="0039d82a"/>
    </style:style>
    <style:style style:name="T96" style:family="text">
      <style:text-properties fo:font-variant="normal" fo:text-transform="none" fo:color="#020202" style:font-name="MuseoSans" fo:font-size="16.5pt" fo:letter-spacing="normal" fo:font-style="normal" style:text-underline-style="none" fo:font-weight="bold" officeooo:rsid="003ab438"/>
    </style:style>
    <style:style style:name="T97" style:family="text">
      <style:text-properties fo:font-variant="normal" fo:text-transform="none" fo:color="#020202" style:font-name="MuseoSans" fo:font-size="16.5pt" fo:letter-spacing="normal" fo:font-style="normal" style:text-underline-style="none" fo:font-weight="bold" officeooo:rsid="003c77ba"/>
    </style:style>
    <style:style style:name="T98" style:family="text">
      <style:text-properties fo:font-variant="normal" fo:text-transform="none" fo:color="#020202" style:font-name="MuseoSans" fo:font-size="18.75pt" fo:letter-spacing="normal" fo:font-style="normal" style:text-underline-style="none" fo:font-weight="bold" officeooo:rsid="003dde1d"/>
    </style:style>
    <style:style style:name="T99" style:family="text">
      <style:text-properties fo:font-variant="normal" fo:text-transform="none" fo:color="#d54449" style:text-line-through-style="none" style:text-line-through-type="none" style:font-name="Georgia" fo:font-size="13.5pt" fo:letter-spacing="normal" fo:font-style="normal" style:text-underline-style="none" fo:font-weight="normal" officeooo:rsid="003d144e" style:text-blinking="false" fo:background-color="#ffffff" loext:char-shading-value="0"/>
    </style:style>
    <style:style style:name="T100" style:family="text">
      <style:text-properties fo:font-variant="normal" fo:text-transform="none" fo:color="#d54449" style:text-line-through-style="none" style:text-line-through-type="none" style:font-name="Georgia" fo:font-size="13.5pt" fo:letter-spacing="normal" fo:font-style="normal" style:text-underline-style="none" fo:font-weight="normal" officeooo:rsid="003dde1d" style:text-blinking="false" fo:background-color="#ffffff" loext:char-shading-value="0"/>
    </style:style>
    <style:style style:name="T101" style:family="text">
      <style:text-properties fo:color="#000000" style:font-name="Times New Roman" fo:font-size="11.25pt" fo:letter-spacing="normal" fo:font-weight="normal"/>
    </style:style>
    <style:style style:name="T102" style:family="text">
      <style:text-properties officeooo:rsid="001af736"/>
    </style:style>
    <style:style style:name="T103" style:family="text">
      <style:text-properties style:font-name="Times New Roman" fo:font-size="11.25pt" fo:font-style="normal" fo:font-weight="normal"/>
    </style:style>
    <style:style style:name="T104" style:family="text">
      <style:text-properties officeooo:rsid="0029c66d"/>
    </style:style>
    <style:style style:name="T105" style:family="text">
      <style:text-properties fo:font-style="italic"/>
    </style:style>
    <style:style style:name="T106" style:family="text">
      <style:text-properties fo:font-style="italic" officeooo:rsid="0039d82a"/>
    </style:style>
    <style:style style:name="T107" style:family="text">
      <style:text-properties officeooo:rsid="0039d82a"/>
    </style:style>
    <style:style style:name="T108" style:family="text">
      <style:text-properties fo:color="#d54449" style:text-line-through-style="none" style:text-line-through-type="none" style:text-underline-style="none" style:text-blinking="false" fo:background-color="#ffffff" loext:char-shading-value="0"/>
    </style:style>
    <style:style style:name="T109" style:family="text">
      <style:text-properties fo:font-size="9.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rticle <text:span text:style-name="T102">1</text:span>: </text:p>
      <text:h text:style-name="P14" text:outline-level="1"><text:span text:style-name="T46">Le complexe d'espèces </text:span><text:span text:style-name="Emphasis"><text:span text:style-name="T46">Colletotrichum gloeosporioides - 2012</text:span></text:span></text:h>
      <text:p text:style-name="P13">(Statut taxonomique du Colleto)</text:p>
      <text:p text:style-name="P11"/>
      <text:p text:style-name="P1"><text:span text:style-name="T1"><text:s/>Tous les taxons acceptés dans ce clade sont morphologiquement plus ou moins typiques du </text:span><text:span text:style-name="Emphasis"><text:span text:style-name="T38">C. gloeosporioides au </text:span></text:span><text:span text:style-name="T1">sens large.</text:span></text:p>
      <text:p text:style-name="P11"/>
      <text:p text:style-name="P11">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11"/>
      <text:p text:style-name="P11">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11"/>
      <text:p text:style-name="P1"><text:span text:style-name="T1">Le nom </text:span><text:span text:style-name="Emphasis"><text:span text:style-name="T38">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52">1882</text:span></text:a><text:span text:style-name="T1">) à partir de </text:span><text:span text:style-name="T4">v</text:span><text:span text:style-name="Emphasis"><text:span text:style-name="T38">ermicularia gloeosporioides</text:span></text:span><text:span text:style-name="T1">, dont le spécimen type a été collecté à </text:span><text:span text:style-name="Emphasis"><text:span text:style-name="T38">Citrus </text:span></text:span><text:span text:style-name="T1">en Italie. Une grande partie de la littérature ancienne utilisait ce nom pour faire référence à des champignons associés à diverses maladies du </text:span><text:span text:style-name="Emphasis"><text:span text:style-name="T38">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38">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10"><text:span text:style-name="T1">les noms </text:span><text:span text:style-name="Emphasis"><text:span text:style-name="T38">Glomerella cingulata </text:span></text:span><text:span text:style-name="T1">et </text:span><text:span text:style-name="Emphasis"><text:span text:style-name="T38">Colletotrichum gloeosporioides </text:span></text:span><text:span text:style-name="T1">devraient être utilisés pour les formes sexuelles et asexuées, respectivement.</text:span></text:p>
      <text:p text:style-name="P12"/>
      <text:p text:style-name="P1"><text:span text:style-name="T1">Le concept taxonomique «von Arxian» pour </text:span><text:span text:style-name="Emphasis"><text:span text:style-name="T101">Colletotrichum a</text:span></text:span><text:span text:style-name="Emphasis"><text:span text:style-name="T38"> </text:span></text:span><text:span text:style-name="T1">vu un grand nombre d'espèces synonymisées avec les noms </text:span><text:span text:style-name="Emphasis"><text:span text:style-name="T101">C. graminicola</text:span></text:span><text:span text:style-name="Emphasis"><text:span text:style-name="T38"> </text:span></text:span><text:span text:style-name="T1">(pour les espèces habitant de l'herbe) et </text:span><text:span text:style-name="Emphasis"><text:span text:style-name="T101">C. gloeosporioides</text:span></text:span><text:span text:style-name="Emphasis"><text:span text:style-name="T38">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11"/>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38">C. gloeosporioides en </text:span></text:span><text:span text:style-name="T1">utilisant la forme et la taille des conidies.</text:span></text:p>
      <text:p text:style-name="P11"/>
      <text:p text:style-name="P1"><text:span text:style-name="T1">Avant la disponibilité des données de séquence d’ADN, les concepts taxonomiques de </text:span><text:span text:style-name="Emphasis"><text:span text:style-name="T38">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38">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38">C. gloeosporioides</text:span></text:span><text:span text:style-name="Emphasis"><text:span text:style-name="T1"> peuvent toujours constituer un défi technique.</text:span></text:span></text:p>
      <text:p text:style-name="P1"><text:span text:style-name="Emphasis"><text:span text:style-name="T1"/></text:span></text:p>
      <text:p text:style-name="P2"><text:soft-page-break/><text:span text:style-name="Emphasis"><text:span text:style-name="T5"> Bien que les STI soient utiles au niveau du complexe d'espèces, ils résolvent mal les espèces du complexe </text:span></text:span><text:span text:style-name="Emphasis"><text:span text:style-name="T39">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39">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7"><text:span text:style-name="Emphasis"><text:span text:style-name="T7">Article 2:</text:span></text:span></text:p>
      <text:h text:style-name="P15" text:outline-level="1"><text:span text:style-name="Emphasis"><text:span text:style-name="T47">Colletotrichum- état actuel et futures directions</text:span></text:span></text:h>
      <text:p text:style-name="P3"><text:span text:style-name="Emphasis"><text:span text:style-name="T8">2013</text:span></text:span></text:p>
      <text:p text:style-name="P3"><text:span text:style-name="Emphasis"><text:span text:style-name="T8"/></text:span></text:p>
      <text:p text:style-name="P3"><text:span text:style-name="Emphasis"><text:span text:style-name="T10">Le placement taxonomique du genre est discuté,</text:span></text:span></text:p>
      <text:p text:style-name="P3"><text:span text:style-name="Emphasis"><text:span text:style-name="T10">L'avenir de </text:span></text:span><text:span text:style-name="Emphasis"><text:span text:style-name="T40">La </text:span></text:span><text:span text:style-name="Emphasis"><text:span text:style-name="T10">biologie de Colletotrichum s'appuiera sur une classification consensuelle et des outils d'identification robustes.</text:span></text:span></text:p>
      <text:p text:style-name="P3"><text:span text:style-name="Emphasis"><text:span text:style-name="T10"/></text:span></text:p>
      <text:p text:style-name="P3"><text:span text:style-name="Emphasis"><text:span text:style-name="T10">Le genre </text:span></text:span><text:span text:style-name="Emphasis"><text:span text:style-name="T40">Colletotrichum </text:span></text:span><text:span text:style-name="Emphasis"><text:span text:style-name="T10">comprend un certain nombre d'agents phytopathogènes d'importance majeure, provoquant des maladies chez une grande variété de plantes ligneuses et herbacées.</text:span></text:span></text:p>
      <text:p text:style-name="P3"><text:span text:style-name="Emphasis"><text:span text:style-name="T10">Sa répartition est principalement tropicale et subtropicale,</text:span></text:span></text:p>
      <text:p text:style-name="P3"><text:span text:style-name="Emphasis"><text:span text:style-name="T10"/></text:span></text:p>
      <text:p text:style-name="P3"><text:span text:style-name="Emphasis"><text:span text:style-name="T10">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10"/></text:span></text:p>
      <text:p text:style-name="P3"><text:span text:style-name="Emphasis"><text:span text:style-name="T10">Le genre a récemment été élu le huitième groupe de champignons phytopathogènes le plus important au monde, sur la base de son importance scientifique et économique,</text:span></text:span></text:p>
      <text:p text:style-name="P3"><text:span text:style-name="Emphasis"><text:span text:style-name="T10"/></text:span></text:p>
      <text:p text:style-name="P3"><text:span text:style-name="Emphasis"><text:span text:style-name="T10"/></text:span></text:p>
      <text:p text:style-name="P3"><text:span text:style-name="Emphasis"><text:span text:style-name="T10">Les symptômes de l</text:span></text:span><text:span text:style-name="Emphasis"><text:span text:style-name="T33">’anthracnose</text:span></text:span><text:span text:style-name="Emphasis"><text:span text:style-name="T10"> comprennent des lésions nécrotiques limitées, souvent enfoncées, sur les feuilles, les tiges, les fleurs et les fruits, ainsi que la pourriture du collet et de la tige, la brûlure des plantules, etc.</text:span></text:span></text:p>
      <text:p text:style-name="P3"><text:span text:style-name="Emphasis"><text:span text:style-name="T10">Cette apparition tardive des symptômes de la maladie peut entraîner des pertes importantes après la récolte, les cultures apparemment saines dégénérant au stockage</text:span></text:span></text:p>
      <text:p text:style-name="P3"><text:span text:style-name="Emphasis"><text:span text:style-name="T33">Dispersion:</text:span></text:span></text:p>
      <text:p text:style-name="P3"><text:span text:style-name="Emphasis"><text:span text:style-name="T10">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3"><text:span text:style-name="Emphasis"><text:span text:style-name="T10"/></text:span></text:p>
      <text:p text:style-name="P4"><text:span text:style-name="Emphasis"><text:span text:style-name="T36">Infection:</text:span></text:span></text:p>
      <text:p text:style-name="P4"><text:span text:style-name="Emphasis"><text:span text:style-name="T11">L'infection se produit via un appressorium qui se développe à partir de la spore en germination à la surface de la plante, suivie d'une pénétration de la cuticule</text:span></text:span><text:bookmark text:name="__tag_2748403873"/><text:span text:style-name="Emphasis"><text:span text:style-name="T12"> </text:span></text:span><text:a xlink:type="simple" xlink:href="https://www.ncbi.nlm.nih.gov/pmc/articles/PMC3458418/#R74" text:style-name="Internet_20_link" text:visited-style-name="Visited_20_Internet_20_Link"><text:span text:style-name="Emphasis">provoquée</text:span></text:a><text:span text:style-name="Emphasis"><text:span text:style-name="T11"> par une turgescence </text:span></text:span><text:bookmark text:name="__tag_274840387"/><text:bookmark text:name="__tag_2748403871"/><text:bookmark text:name="__tag_2748403872"/><text:span text:style-name="Emphasis"><text:span text:style-name="T11">et, dans certains cas, également de cellules épidermiques par des hyphes infectieux</text:span></text:span></text:p>
      <text:p text:style-name="P4"><text:span text:style-name="Emphasis"><text:span text:style-name="T11">le champignon entre dans une phase nécrotrophe qui entraîne une mort importante des cellules végétales et l'apparition de lésions pathogènes.</text:span></text:span></text:p>
      <text:p text:style-name="P4"><text:span text:style-name="Emphasis"><text:span text:style-name="T11">Les stratégies de vie biotrophe adoptées par </text:span></text:span><text:span text:style-name="Emphasis"><text:span text:style-name="T41">Colletotrichum</text:span></text:span><text:span text:style-name="Emphasis"><text:span text:style-name="T11">les espèces peuvent également contribuer à leur importance en tant qu'endophytes asymptomatiques de tissus de plantes vivantes</text:span></text:span></text:p>
      <text:p text:style-name="P4"><text:span text:style-name="Emphasis"><text:span text:style-name="T11"/></text:span></text:p>
      <text:p text:style-name="P4"><text:soft-page-break/><text:span text:style-name="Emphasis"><text:span text:style-name="T11">Pendant de nombreuses années, les espèces de </text:span></text:span><text:span text:style-name="Emphasis"><text:span text:style-name="T41">Colletotrichum </text:span></text:span><text:span text:style-name="Emphasis"><text:span text:style-name="T11">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11"/></text:span></text:p>
      <text:p text:style-name="P4"><text:span text:style-name="Emphasis"><text:span text:style-name="T11">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11"/></text:span></text:p>
      <text:p text:style-name="P4"><text:span text:style-name="Emphasis"><text:span text:style-name="T11">un seul événement de perturbation d’un gène de pouvoir pathogène transformait une souche pathogène de </text:span></text:span><text:span text:style-name="Emphasis"><text:span text:style-name="T41">Glomerella magna </text:span></text:span><text:span text:style-name="Emphasis"><text:span text:style-name="T11">de </text:span></text:span><text:span text:style-name="Emphasis"><text:span text:style-name="T41">Citrullus lanatus </text:span></text:span><text:span text:style-name="Emphasis"><text:span text:style-name="T11">en un endophyte conférant une protection à la plante hôte contre les souches de type sauvage et d’autres agents pathogènes.</text:span></text:span></text:p>
      <text:p text:style-name="P4"><text:span text:style-name="Emphasis"><text:span text:style-name="T11"/></text:span></text:p>
      <text:p text:style-name="P4"><text:span text:style-name="Emphasis"><text:span text:style-name="T11"/></text:span></text:p>
      <text:p text:style-name="P4"><text:span text:style-name="Emphasis"><text:span text:style-name="T11">Les espèces sont largement associées à la fois aux plantes herbacées et aux plantes ligneuses, bien que ces dernières semblent contenir principalement des colonies de fruits, de feuilles et d’autres tissus non lignifiés.</text:span></text:span></text:p>
      <text:p text:style-name="P5"><text:span text:style-name="Emphasis"><text:span text:style-name="T13">(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des </text:span></text:span><text:span text:style-name="Emphasis"><text:span text:style-name="T42">Clavicipitaceae.</text:span></text:span><text:span text:style-name="Emphasis"><text:span text:style-name="T13">infecter les plantes par l'intermédiaire des stylets d'insectes suceurs de sève)(rarecaschez l’homme, tortue de mer)</text:span></text:span></text:p>
      <text:p text:style-name="P5"><text:span text:style-name="Emphasis"><text:span text:style-name="T11"/></text:span></text:p>
      <text:p text:style-name="P6"><text:span text:style-name="Emphasis"><text:span text:style-name="T14">Nom collétotrichum:</text:span></text:span></text:p>
      <text:p text:style-name="P6"><text:span text:style-name="Emphasis"><text:span text:style-name="T14">Le nom générique </text:span></text:span><text:span text:style-name="Emphasis"><text:span text:style-name="T43">Colletotrichum a </text:span></text:span><text:span text:style-name="Emphasis"><text:span text:style-name="T14">été introduit par Corda (</text:span></text:span><text:a xlink:type="simple" xlink:href="https://www.ncbi.nlm.nih.gov/pmc/articles/PMC3458418/#R55" text:style-name="Internet_20_link" text:visited-style-name="Visited_20_Internet_20_Link"><text:span text:style-name="Emphasis"><text:span text:style-name="T53">1831</text:span></text:span></text:a><text:span text:style-name="Emphasis"><text:span text:style-name="T14">) pour </text:span></text:span><text:span text:style-name="Emphasis"><text:span text:style-name="T43">C. lineola</text:span></text:span><text:span text:style-name="Emphasis"><text:span text:style-name="T14">, une espèce trouvée associée à un membre des </text:span></text:span><text:span text:style-name="Emphasis"><text:span text:style-name="T43">Apiaceae </text:span></text:span><text:span text:style-name="Emphasis"><text:span text:style-name="T14">en République tchèque. </text:span></text:span><text:span text:style-name="Emphasis"><text:span text:style-name="T43">Colletotrichum lineola </text:span></text:span><text:span text:style-name="Emphasis"><text:span text:style-name="T14">a longtemps été considéré comme un synonyme de l'ancien taxon </text:span></text:span><text:span text:style-name="Emphasis"><text:span text:style-name="T43">C. dematium</text:span></text:span><text:span text:style-name="Emphasis"><text:span text:style-name="T14">, mais a récemment été rétabli en tant qu'espèce indépendante, Ce travail comprenait l'acquisition et la culture d'une collection récente de </text:span></text:span><text:span text:style-name="Emphasis"><text:span text:style-name="T43">C. lineola </text:span></text:span><text:span text:style-name="Emphasis"><text:span text:style-name="T14">provenant d'un hôte et d'une localité similaires, ainsi que la désignation d'un épitype pour le nom.</text:span></text:span></text:p>
      <text:p text:style-name="P6"><text:span text:style-name="Emphasis"><text:span text:style-name="T14"/></text:span></text:p>
      <text:p text:style-name="P6"><text:span text:style-name="Emphasis"><text:span text:style-name="T14">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43">Colletotrichum </text:span></text:span><text:span text:style-name="Emphasis"><text:span text:style-name="T14">par von Arx (</text:span></text:span><text:a xlink:type="simple" xlink:href="https://www.ncbi.nlm.nih.gov/pmc/articles/PMC3458418/#R11" text:style-name="Internet_20_link" text:visited-style-name="Visited_20_Internet_20_Link"><text:span text:style-name="Emphasis"><text:span text:style-name="T53">1957</text:span></text:span></text:a><text:span text:style-name="Emphasis"><text:span text:style-name="T14">),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43">Colletotrichum </text:span></text:span><text:span text:style-name="Emphasis"><text:span text:style-name="T14">sont fortement spécifiques à leur hôte.</text:span></text:span></text:p>
      <text:p text:style-name="P6"><text:span text:style-name="Emphasis"><text:span text:style-name="T14"/></text:span></text:p>
      <text:p text:style-name="P6"><text:span text:style-name="Emphasis"><text:span text:style-name="T14">La monographie de </text:span></text:span><text:a xlink:type="simple" xlink:href="https://www.ncbi.nlm.nih.gov/pmc/articles/PMC3458418/#R11" text:style-name="Internet_20_link" text:visited-style-name="Visited_20_Internet_20_Link"><text:span text:style-name="Emphasis"><text:span text:style-name="T53">von Arx</text:span></text:span></text:a><text:span text:style-name="Emphasis"><text:span text:style-name="T14">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53"> </text:span></text:span><text:span text:style-name="Emphasis"><text:span text:style-name="T14">considérable et a ouvert la voie à une nouvelle ère de la taxonomie de </text:span></text:span><text:span text:style-name="Emphasis"><text:span text:style-name="T43">Colletotrichum</text:span></text:span><text:span text:style-name="Emphasis"><text:span text:style-name="T14">.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14"/></text:span></text:p>
      <text:p text:style-name="P6"><text:span text:style-name="Emphasis"><text:span text:style-name="T14">la plupart des taxons étaient considérés comme plurivores.</text:span></text:span></text:p>
      <text:p text:style-name="P7"><text:span text:style-name="Emphasis"><text:span text:style-name="T15">(taxonomie, biologie moléculaire, interactions hôte / parasite et pathologie)</text:span></text:span></text:p>
      <text:p text:style-name="P7"><text:span text:style-name="Emphasis"><text:span text:style-name="T15"/></text:span></text:p>
      <text:p text:style-name="P7"><text:span text:style-name="Emphasis"><text:span text:style-name="T15">Les premières applications de données de séquences d'ADN pour distinguer les espèces de </text:span></text:span><text:span text:style-name="Emphasis"><text:span text:style-name="T44">Colletotrichum</text:span></text:span><text:span text:style-name="Emphasis"><text:span text:style-name="T15">ont été publiées par Mills </text:span></text:span><text:span text:style-name="Emphasis"><text:span text:style-name="T44">et al. </text:span></text:span><text:span text:style-name="Emphasis"><text:span text:style-name="T15">(</text:span></text:span><text:a xlink:type="simple" xlink:href="https://www.ncbi.nlm.nih.gov/pmc/articles/PMC3458418/#R167" text:style-name="Internet_20_link" text:visited-style-name="Visited_20_Internet_20_Link"><text:span text:style-name="Emphasis"><text:span text:style-name="T54">1992</text:span></text:span></text:a><text:span text:style-name="Emphasis"><text:span text:style-name="T15">) et Sreenivasaprasad </text:span></text:span><text:span text:style-name="Emphasis"><text:span text:style-name="T44">et al</text:span></text:span><text:span text:style-name="Emphasis"><text:span text:style-name="T15">, qui ont identifié la variation de séquence dans la région ITS1 de l'ADNr entre six espèces de </text:span></text:span><text:span text:style-name="Emphasis"><text:span text:style-name="T44">Colletotrichum</text:span></text:span><text:span text:style-name="Emphasis"><text:span text:style-name="T15">, , ainsi que la détection de polymorphismes dans la même région entre des souches de </text:span></text:span><text:span text:style-name="Emphasis"><text:span text:style-name="T44">C. gloeosporioides</text:span></text:span><text:span text:style-name="Emphasis"><text:span text:style-name="T15"> d'hôtes différentes.</text:span></text:span></text:p>
      <text:p text:style-name="P7"><text:span text:style-name="Emphasis"><text:span text:style-name="T15"/></text:span></text:p>
      <text:p text:style-name="P7"><text:span text:style-name="Emphasis"><text:span text:style-name="T15">Sreenivasaprasad </text:span></text:span><text:span text:style-name="Emphasis"><text:span text:style-name="T44">et al. </text:span></text:span><text:span text:style-name="Emphasis"><text:span text:style-name="T15">a également utilisé l'identité nucléotidique infra et interspécifique dans la région ITS comme indicateurs du rang taxonomique auquel les souches doivent être différenciées, en tant que précurseur précoce des initiatives de codage à barres ADN.</text:span></text:span></text:p>
      <text:p text:style-name="P7"><text:soft-page-break/><text:span text:style-name="Emphasis"><text:span text:style-name="T15"> les séquences nucléotidiques de la glycéraldéhyde-3-phosphate déshydrogénase (GAPDH) et de la glutamine synthétase (GS) dans une étude ultérieure du </text:span></text:span><text:span text:style-name="Emphasis"><text:span text:style-name="T44">C. acutatum</text:span></text:span><text:span text:style-name="Emphasis"><text:span text:style-name="T15">et la section HMG-box des gènes de type sexuel MAT-1 s’est révélée être un marqueur évolutif précieux,</text:span></text:span></text:p>
      <text:p text:style-name="P7"><text:span text:style-name="Emphasis"><text:span text:style-name="T15"/></text:span></text:p>
      <text:p text:style-name="P7"><text:span text:style-name="Emphasis"><text:span text:style-name="T15">La liste des noms de </text:span></text:span><text:span text:style-name="Emphasis"><text:span text:style-name="T44">Colletotrichum</text:span></text:span><text:span text:style-name="Emphasis"><text:span text:style-name="T15"> actuellement utilisés ( </text:span></text:span><text:a xlink:type="simple" xlink:href="https://www.ncbi.nlm.nih.gov/pmc/articles/PMC3458418/#R119" text:style-name="Internet_20_link" text:visited-style-name="Visited_20_Internet_20_Link"><text:span text:style-name="Emphasis"><text:span text:style-name="T54">Hyde et al. 2009a</text:span></text:span></text:a><text:span text:style-name="Emphasis"><text:span text:style-name="T15"> ) a accepté un total de 66 espèces,</text:span></text:span></text:p>
      <text:p text:style-name="P7"><text:span text:style-name="Emphasis"><text:span text:style-name="T15"/></text:span></text:p>
      <text:p text:style-name="P7"><text:span text:style-name="Emphasis"><text:span text:style-name="T15"/></text:span></text:p>
      <text:p text:style-name="P7"><text:span text:style-name="Emphasis"><text:span text:style-name="T44">Les</text:span></text:span><text:span text:style-name="Emphasis"><text:span text:style-name="T15"> espèces de Colletotrichum provenant de </text:span></text:span><text:span text:style-name="Emphasis"><text:span text:style-name="T34">plantes non cultivées </text:span></text:span><text:span text:style-name="Emphasis"><text:span text:style-name="T15">situées dans des habitats naturels et semi-naturels sont beaucoup moins étudiées que celles associées à des plantes hôtes cultivées, la plupart des études portant sur des souches endophytes.</text:span></text:span></text:p>
      <text:p text:style-name="P7"><text:span text:style-name="Emphasis"><text:span text:style-name="T16">L</text:span></text:span><text:span text:style-name="Emphasis"><text:span text:style-name="T15">es endophytes tropicaux les plus communs semblent être des généralistes de l'hôte. Cependant, les séquences ITS utilisées pour définir les OTU dans toutes ces études sont trop conservatrices pour refléter tous les événements de spéciation,</text:span></text:span></text:p>
      <text:p text:style-name="P7"><text:span text:style-name="Emphasis"><text:span text:style-name="T15">Toutes les études de </text:span></text:span><text:span text:style-name="Emphasis"><text:span text:style-name="T44">Colletotrichum</text:span></text:span><text:span text:style-name="Emphasis"><text:span text:style-name="T15"> associées à des plantes non cultivées détaillées ci-dessus démontrent une diversité considérable de taxons. Malgré des preuves préliminaires montrant que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P7"><text:span text:style-name="Emphasis"><text:span text:style-name="T15"/></text:span></text:p>
      <text:p text:style-name="P8"><text:span text:style-name="Emphasis"><text:span text:style-name="T35">Forme sexuée – asexuée :</text:span></text:span><text:span text:style-name="Emphasis"><text:span text:style-name="T17"><text:line-break/>Comme beaucoup d'autres agents pathogènes fongiques, la forme asexuée de </text:span></text:span><text:span text:style-name="Emphasis"><text:span text:style-name="T45">Colletotrichum</text:span></text:span><text:span text:style-name="Emphasis"><text:span text:style-name="T17"> est le plus souvent associée aux symptômes de la maladie, la forme sexuelle ayant tendance à se développer sur des tissus hôtes moribonds ou morts,</text:span></text:span></text:p>
      <text:p text:style-name="P8"><text:span text:style-name="Emphasis"><text:span text:style-name="T17"/></text:span></text:p>
      <text:p text:style-name="P8"><text:span text:style-name="Emphasis"><text:span text:style-name="T17"/></text:span></text:p>
      <text:p text:style-name="P8"><text:span text:style-name="Emphasis"><text:span text:style-name="T17">Les trois espèces traitées par von Arx &amp; Müller ( </text:span></text:span><text:a xlink:type="simple" xlink:href="https://www.ncbi.nlm.nih.gov/pmc/articles/PMC3458418/#R14" text:style-name="Internet_20_link" text:visited-style-name="Visited_20_Internet_20_Link"><text:span text:style-name="Emphasis"><text:span text:style-name="T55">1954</text:span></text:span></text:a><text:span text:style-name="Emphasis"><text:span text:style-name="T17"> ) qui appartiennent certainement </text:span></text:span><text:span text:style-name="Emphasis"><text:span text:style-name="T45">Glomerella</text:span></text:span><text:span text:style-name="Emphasis"><text:span text:style-name="T17"> sont le type </text:span></text:span><text:span text:style-name="Emphasis"><text:span text:style-name="T45">Ga. Cingulata, Ga. Tucumanensis</text:span></text:span><text:span text:style-name="Emphasis"><text:span text:style-name="T17"> et </text:span></text:span><text:span text:style-name="Emphasis"><text:span text:style-name="T45">Ga. Amenti. Glomerella tucumanensis</text:span></text:span><text:span text:style-name="Emphasis"><text:span text:style-name="T17"> est largement reconnu comme le gène sexuel de </text:span></text:span><text:span text:style-name="Emphasis"><text:span text:style-name="T45">Colletotrichum falcatum</text:span></text:span><text:span text:style-name="Emphasis"><text:span text:style-name="T17"> , la cause de la pourriture rouge de la canne à sucre. </text:span></text:span></text:p>
      <text:p text:style-name="P9"><text:span text:style-name="Emphasis"><text:span text:style-name="T18">(pomme)</text:span></text:span></text:p>
      <text:p text:style-name="P8"><text:span text:style-name="Emphasis"><text:span text:style-name="T17"/></text:span></text:p>
      <text:p text:style-name="P7"><text:span text:style-name="Emphasis"><text:span text:style-name="T15">,,,,,</text:span></text:span></text:p>
      <text:p text:style-name="P7"><text:span text:style-name="Emphasis"><text:span text:style-name="T15"/></text:span></text:p>
      <text:p text:style-name="P7"><text:span text:style-name="Emphasis"><text:span text:style-name="T15"/></text:span></text:p>
      <text:p text:style-name="P18"><text:span text:style-name="Emphasis"><text:span text:style-name="T37">Article 3</text:span></text:span></text:p>
      <text:h text:style-name="P53" text:outline-level="1"><text:span text:style-name="Emphasis"><text:span text:style-name="T48">Modélisation de structure secondaire ITS1, 5.8S et ITS2 pour la différenciation intra-spécifique entre espèces du complexe d'espèces Colletotrichum gloeosporioides sensu lato</text:span></text:span></text:h>
      <text:p text:style-name="P43"><text:span text:style-name="Emphasis"><text:span text:style-name="T44">C. gloeosporioides </text:span></text:span><text:span text:style-name="Emphasis"><text:span text:style-name="T15">est un complexe d’espèces </text:span></text:span><text:span text:style-name="Emphasis"><text:span text:style-name="T19">qui </text:span></text:span><text:span text:style-name="Emphasis"><text:span text:style-name="T15">fait partie des agents phytopathogènes fongiques les plus destructeurs au monde  et a été associé à au moins 1 972 combinaisons différentes de champignons et d’hôtes dans les bases de données fongiques,</text:span></text:span></text:p>
      <text:p text:style-name="P43"><text:span text:style-name="Emphasis"><text:span text:style-name="T15">Les informations structurelles du marqueur ARNr peuvent être considérées comme un marqueur conservé pouvant être utilisé comme information supplémentaire pour l'identification éventuelle des espèces. </text:span></text:span></text:p>
      <text:p text:style-name="P43"><text:span text:style-name="Emphasis"><text:span text:style-name="T15">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41"><text:span text:style-name="T1">Des motifs conservés au cours de l'évolution chez les eucaryotes ont été trouvés pour toutes les séquences ITS1, 5.8S et ITS2. Les séquences présentaient des caractéristiques conservées typiques des ARNr </text:span><text:soft-page-break/><text:span text:style-name="T1">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51">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101">C. gloeosporioides sensu lato</text:span></text:span><text:span text:style-name="T51"> </text:span><text:span text:style-name="T1">.</text:span></text:p>
      <text:p text:style-name="P41"><text:span text:style-name="T1"/></text:p>
      <text:p text:style-name="P41"><text:span text:style-name="T1">Les régions d'espacement transcrit interne nucléaire (ITS) ont été utilisées comme marqueurs moléculaires en raison de leur variabilité relative et de la facilité d'amplification par PCR (Nilsson et al. </text:span><text:a xlink:type="simple" xlink:href="https://www.ncbi.nlm.nih.gov/pmc/articles/PMC4254888/#CR40" text:style-name="Internet_20_link" text:visited-style-name="Visited_20_Internet_20_Link"><text:span text:style-name="T52">2012</text:span></text:a><text:span text:style-name="T1"> ). Le réseau ITS est constitué de l’ensemble des régions ITS1, 5.8S et ITS2 du cistron d’ADNr nucléaire. C'est une famille multigénique avec le potentiel de variation entre les répétitions en tandem.</text:span></text:p>
      <text:p text:style-name="P38">La séquence du gène 5.8S est hautement conservée, mais les séquences ITS1 et ITS2 sont plus variables et hautement polymorphes selon l’espèce fongique,</text:p>
      <text:p text:style-name="P38"> Les séquences ITS sont généralement plus similaires au sein des espèces et plus divergentes entre les espèces,</text:p>
      <text:p text:style-name="P40"><text:span text:style-name="T103"> la région ITS est le code à barres fongique formel et constitue le premier choix pour l'identification moléculaire des champignons provenant de plusieurs sources,</text:span></text:p>
      <text:p text:style-name="P42"><text:span text:style-name="T1">(pb:alignement difficile et peuvent exister sous forme de pseudogènes inactivés à différents stades de décomposition),</text:span></text:p>
      <text:p text:style-name="P42"><text:span text:style-name="T1"/></text:p>
      <text:p text:style-name="P39">La prédiction de la structure secondaire est avantageuse pour l'identification des espèces car elle permet de détecter les erreurs de séquençage, les pseudogènes et les empreintes génétiques indiquant des événements d'hybridation passés,</text:p>
      <text:p text:style-name="P39">Les pseudogènes non fonctionnels sont facilement reconnaissables à leurs séquences 5.8S irrégulières et à l'absence de tout<text:span text:style-name="T104">es</text:span> ou <text:span text:style-name="T104">d’une </text:span>partie des régions relativement conservées de ITS2,</text:p>
      <text:p text:style-name="P36"><text:span text:style-name="T104">Des </text:span>séquences ITS <text:span text:style-name="T104">peuvent etre </text:span>mal identifiées et mal étiquetées dans les bases de données internationales, <text:span text:style-name="T104">i</text:span>l est important que les séquences soient validées avant leur utilisation ,</text:p>
      <text:p text:style-name="P39"/>
      <text:p text:style-name="P39"/>
      <text:p text:style-name="P41"><text:span text:style-name="T1"/></text:p>
      <text:p text:style-name="P7"><text:span text:style-name="Emphasis"><text:span text:style-name="T15">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15"> Compte tenu de cette difficulté, de nombreux praticiens préfèrent se référer au concept élargi de groupe-espèce plutôt qu’à des noms au niveau intra-spécifique. Cependant, une identification correcte est importante pour des raisons de biosécurité et de quarantaine, ainsi que pour le développement de systèmes de gestion intégrée de la maladie plus ciblés.</text:span></text:span></text:p>
      <text:p text:style-name="P7"><text:span text:style-name="Emphasis"><text:span text:style-name="T15"/></text:span></text:p>
      <text:p text:style-name="P7"><text:span text:style-name="Emphasis"><text:span text:style-name="T15">À ce jour, la phylogénie multi-locus doit être utilisée pour l'identification correcte des espèces de </text:span></text:span><text:span text:style-name="Emphasis"><text:span text:style-name="T44">Colletotrichum</text:span></text:span><text:span text:style-name="Emphasis"><text:span text:style-name="T15"> ,</text:span></text:span></text:p>
      <text:p text:style-name="P7"><text:span text:style-name="Emphasis"><text:span text:style-name="T15"/></text:span></text:p>
      <text:p text:style-name="P7"><text:span text:style-name="Emphasis"><text:span text:style-name="T15">Plusieurs marqueurs génétiques sont actuellement utilisés pour l'attribution d'espèces membres, notamment l'actine partielle (ACT), la calmoduline (CAL), la glutamine synthétase (GS), la glycéraldéhyde 3-phosphate déshydrogénase (GAPDH), la β-tubuline (TUB2), Apn2 / Mat et la région espaceur transcrit interne (ITS) d'ADNr nucléaire ,</text:span></text:span></text:p>
      <text:p text:style-name="P7"><text:span text:style-name="Emphasis"><text:span text:style-name="T15"/></text:span></text:p>
      <text:p text:style-name="P21"><text:span text:style-name="Emphasis"><text:span text:style-name="T15">certains des problèmes rencontrés :</text:span></text:span></text:p>
      <text:p text:style-name="P21"><text:span text:style-name="Emphasis"><text:span text:style-name="T15">- <text:s/>placement phylogénétique ambigu </text:span></text:span><text:span text:style-name="Emphasis"><text:span text:style-name="T19">de certains isolats,</text:span></text:span></text:p>
      <text:p text:style-name="P21"><text:soft-page-break/><text:span text:style-name="Emphasis"><text:span text:style-name="T15">- isolats récalcitrants à l'amplification (par exemple, des amorces CAL) et / ou des bandes multiples sont produites après l'amplification PCR, ce qui nécessite l'extraction et la purification sur gel avant le séquençage - <text:s/>information biaisée parmi les différents gènes utilisés pour identifier les espèces membres de ce complexe,</text:span></text:span></text:p>
      <text:p text:style-name="P21"><text:span text:style-name="Emphasis"><text:span text:style-name="T15"/></text:span></text:p>
      <text:p text:style-name="P21"><text:span text:style-name="Emphasis"><text:span text:style-name="T15"/></text:span></text:p>
      <text:p text:style-name="P7"><text:span text:style-name="Emphasis"><text:span text:style-name="T15"/></text:span></text:p>
      <text:p text:style-name="P7"><text:span text:style-name="Emphasis"><text:span text:style-name="T15"/></text:span></text:p>
      <text:p text:style-name="P18"><text:span text:style-name="Emphasis"><text:span text:style-name="T37">Article 4</text:span></text:span></text:p>
      <text:p text:style-name="P7"><text:span text:style-name="Emphasis"><text:span text:style-name="T15"/></text:span></text:p>
      <text:p text:style-name="P7"><text:span text:style-name="Emphasis"><text:span text:style-name="T15"/></text:span></text:p>
      <text:p text:style-name="P22"><text:span text:style-name="Emphasis"><text:span text:style-name="T9">A loop mediated isothermal amplification-based method for confirmation of Guignardia citricarpa in citrus black spot lesions</text:span></text:span></text:p>
      <text:p text:style-name="P22"><text:span text:style-name="Emphasis"><text:span text:style-name="T9"/></text:span></text:p>
      <text:p text:style-name="P23"><text:span text:style-name="Emphasis"><text:span text:style-name="T20">lamp ne nécessite pas de thermo-cycles, le temps de réaction est court (moins de 40min), peut etre transportable (pour un test d’inspection par exemple),</text:span></text:span></text:p>
      <text:p text:style-name="P23"><text:span text:style-name="Emphasis"><text:span text:style-name="T20"/></text:span></text:p>
      <text:p text:style-name="P23"><text:span text:style-name="Emphasis"><text:span text:style-name="T20">Ici, les amorces ont été faites à partir de la région ITS de l’ADNr,</text:span></text:span></text:p>
      <text:p text:style-name="P23"><text:span text:style-name="Emphasis"><text:span text:style-name="T20">Les amorces ont été faites à partir d’un alignement de séquences,</text:span></text:span></text:p>
      <text:p text:style-name="P23"><text:span text:style-name="Emphasis"><text:span text:style-name="T20"/></text:span></text:p>
      <text:p text:style-name="P23"><text:span text:style-name="Emphasis"><text:span text:style-name="T20">Adn extrait de cultures a été utilisé pour tester la sensibilité et la spécificité de Lamp,</text:span></text:span></text:p>
      <text:p text:style-name="P24"><text:span text:style-name="Emphasis"><text:span text:style-name="T21">L’Adn a été extrait à partir du mycélium graté à la surface des milieux de culture / chloroforme/ resuspension de l’adn dans de l’eau sans nucléase,</text:span></text:span></text:p>
      <text:p text:style-name="P24"><text:span text:style-name="Emphasis"><text:span text:style-name="T21">concentration d’adn détectée avec un Nanodrop spectrophotomètre ou dna assay kit ou fluorometre,</text:span></text:span></text:p>
      <text:p text:style-name="P24"><text:span text:style-name="Emphasis"><text:span text:style-name="T21">adn mis à -20 degrés,</text:span></text:span></text:p>
      <text:p text:style-name="P24"><text:span text:style-name="Emphasis"><text:span text:style-name="T21"/></text:span></text:p>
      <text:p text:style-name="P24"><text:span text:style-name="Emphasis"><text:span text:style-name="T21">1- amorces</text:span></text:span></text:p>
      <text:p text:style-name="P24"><text:span text:style-name="Emphasis"><text:span text:style-name="T21">2- gel electrophrèse = détection</text:span></text:span></text:p>
      <text:p text:style-name="P24"><text:span text:style-name="Emphasis"><text:span text:style-name="T21"/></text:span></text:p>
      <text:p text:style-name="P24"><text:span text:style-name="Emphasis"><text:span text:style-name="T21"/></text:span></text:p>
      <text:p text:style-name="P25"><text:span text:style-name="Emphasis"><text:span text:style-name="T22">articles divers :</text:span></text:span></text:p>
      <text:p text:style-name="P25"><text:span text:style-name="Emphasis"><text:span text:style-name="T22">fongicide avec spectromyces ,</text:span></text:span></text:p>
      <text:p text:style-name="P24"><text:span text:style-name="Emphasis"><text:span text:style-name="T21"/></text:span></text:p>
      <text:p text:style-name="P23"><text:span text:style-name="Emphasis"><text:span text:style-name="T56">C. gloeosporioides sur un sol stérile inoculé arificiellement pourrait survivre plus de 20 semaines, mais sur un sol non stérile, il ne survivrait que 8 semaines.</text:span></text:span><text:span text:style-name="Emphasis"><text:span text:style-name="T20"> </text:span></text:span><text:span text:style-name="Emphasis"><text:span text:style-name="T56">Des études d'interaction ont montré qu'Aspergillus spp. a inhibé la croissance radiale et la sporulation de C. gloeosporioides sur un support artificiel et a réduit sa survie dans un sol stérile de 100% après 10 jours d'incubation. L'antagonisme microbien pourrait être responsable de la non-survie apparente dans le sol</text:span></text:span><text:span text:style-name="Emphasis"><text:span text:style-name="T20">,</text:span></text:span></text:p>
      <text:p text:style-name="P23"><text:span text:style-name="Emphasis"><text:span text:style-name="T20"/></text:span></text:p>
      <text:p text:style-name="P26"><text:span text:style-name="Emphasis"><text:span text:style-name="T23">au nigéria : étude de l’anthracnose causée par (d alata, truncatum, d rotundata),</text:span></text:span></text:p>
      <text:p text:style-name="P26"><text:span text:style-name="Emphasis"><text:span text:style-name="T23">Présentation des symptomes</text:span></text:span><text:span text:style-name="Emphasis"><text:span text:style-name="T24">= d</text:span></text:span><text:span text:style-name="Emphasis"><text:span text:style-name="T23">escription du mycelium et des conides,</text:span></text:span></text:p>
      <text:p text:style-name="P26"><text:span text:style-name="Emphasis"><text:span text:style-name="T23">Objectif : associer plusieurs symptomes à C gloeo, pour faciliter l’inspection,</text:span></text:span></text:p>
      <text:p text:style-name="P26"><text:span text:style-name="Emphasis"><text:span text:style-name="T23">Affecte les feuilles, tubercules/ provoque une défoliation (perte de tout ou partie des feuilles),</text:span></text:span></text:p>
      <text:p text:style-name="P26"><text:span text:style-name="Emphasis"><text:span text:style-name="T23"/></text:span></text:p>
      <text:p text:style-name="P27"><text:span text:style-name="Emphasis"><text:span text:style-name="T25">Souches du nigéria et des antilles différentes d’un point de vue génétique et de virulence,</text:span></text:span></text:p>
      <text:p text:style-name="P27"><text:span text:style-name="Emphasis"><text:span text:style-name="T25">Le pathogène développe des virulences pour combattre la résistance de l’hôte,</text:span></text:span></text:p>
      <text:p text:style-name="P27"><text:span text:style-name="Emphasis"><text:span text:style-name="T25">Identification de génotypes résistants à l’anthracnose,</text:span></text:span></text:p>
      <text:p text:style-name="P27"><text:span text:style-name="Emphasis"><text:span text:style-name="T25"/></text:span></text:p>
      <text:p text:style-name="P27"><text:span text:style-name="Emphasis"><text:span text:style-name="T25">Structure génétique de C gloeosp, faite au Nigéria, sur des souches a</text:span></text:span><text:span text:style-name="Emphasis"><text:span text:style-name="T26">ffectant ou non l’igname,</text:span></text:span></text:p>
      <text:p text:style-name="P28"><text:span text:style-name="Emphasis"><text:span text:style-name="T26">Glomerulla a été détecté pour la première fois dans un cas d’anthracnose, ce qui implique l’importance de la recombinaison sexuée,</text:span></text:span></text:p>
      <text:p text:style-name="P28"><text:span text:style-name="Emphasis"><text:span text:style-name="T26"/></text:span></text:p>
      <text:p text:style-name="P28"><text:span text:style-name="Emphasis"><text:span text:style-name="T26">symptomes = dommages des feuilles, pétioles, tige,,, / nécrose et foliage </text:span></text:span></text:p>
      <text:p text:style-name="P29"><text:soft-page-break/><text:span text:style-name="Emphasis"><text:span text:style-name="T27">La forme G cingulata ne joue pas un rôle dans l’anthracnose,</text:span></text:span></text:p>
      <text:p text:style-name="P29"><text:span text:style-name="Emphasis"><text:span text:style-name="T27">Anthracnose plus severe dans les régions/ forets humides ; et pourrait avoir C gloeo génétiquement différent</text:span></text:span></text:p>
      <text:p text:style-name="P30"><text:span text:style-name="Emphasis"><text:span text:style-name="T28">Maladie de D alata n’est pas causée que par un seul pathogène spécilaisé</text:span></text:span></text:p>
      <text:p text:style-name="P26"><text:span text:style-name="Emphasis"><text:span text:style-name="T23"/></text:span></text:p>
      <text:p text:style-name="P26"><text:span text:style-name="Emphasis"><text:span text:style-name="T23"/></text:span></text:p>
      <text:p text:style-name="P31"><text:span text:style-name="Emphasis"><text:span text:style-name="T29">Article : LAMP</text:span></text:span></text:p>
      <text:p text:style-name="P31"><text:span text:style-name="Emphasis"><text:span text:style-name="T29">une méthode haute en spécificité, efficacité et rapidité, dans des conditions isothermales</text:span></text:span></text:p>
      <text:p text:style-name="P32"><text:span text:style-name="Emphasis"><text:span text:style-name="T30">Cette tecnique emploie une ADN polymérase et amorces </text:span></text:span><text:span text:style-name="Emphasis"><text:span text:style-name="T15">,</text:span></text:span></text:p>
      <text:p text:style-name="P32"><text:span text:style-name="Emphasis"><text:span text:style-name="T30">Dans <text:s/>un premier temps la séquence cible est reconnue par <text:s/></text:span></text:span><text:span text:style-name="Emphasis"><text:span text:style-name="T31">les amorces</text:span></text:span><text:span text:style-name="Emphasis"><text:span text:style-name="T30">= haut niveau de sélectivité pour l’amplification de la séquence cible,</text:span></text:span></text:p>
      <text:p text:style-name="P32"><text:span text:style-name="Emphasis"><text:span text:style-name="T30"/></text:span></text:p>
      <text:p text:style-name="P7"><text:span text:style-name="Emphasis"><text:span text:style-name="T15"/></text:span></text:p>
      <text:p text:style-name="P7"><text:span text:style-name="Emphasis"><text:span text:style-name="T15"/></text:span></text:p>
      <text:p text:style-name="P7"><text:span text:style-name="Emphasis"><text:span text:style-name="T15">- </text:span></text:span><text:span text:style-name="Emphasis"><text:span text:style-name="T60">Ici, nous avons développé un test d'amplification rapide, visuel et sensible par la boucle (LAMP) pour la détection de </text:span></text:span><text:span text:style-name="Emphasis"><text:span text:style-name="T70">D. bryoniae</text:span></text:span><text:span text:style-name="Emphasis"><text:span text:style-name="T57"> </text:span></text:span><text:span text:style-name="Emphasis"><text:span text:style-name="T60">basé sur des régions amplifiées caractérisées par une séquence (GenBank accession nos GQ872461 et GQ872462) communes aux deux amplificatio</text:span></text:span><text:span text:style-name="Emphasis"><text:span text:style-name="T32">ns,</text:span></text:span></text:p>
      <text:p text:style-name="P7"><text:span text:style-name="Emphasis"><text:span text:style-name="T61">La sensibilité du test LAMP était 1000 fois supérieure à celle de la PCR classique avec une limite de détection de 0,1 fg μL </text:span></text:span><text:span text:style-name="Emphasis"><text:span text:style-name="T59">-1</text:span></text:span><text:span text:style-name="Emphasis"><text:span text:style-name="T58"> </text:span></text:span><text:span text:style-name="Emphasis"><text:span text:style-name="T61">d’ADN ciblé.</text:span></text:span></text:p>
      <text:p text:style-name="P7"><text:span text:style-name="Emphasis"><text:span text:style-name="T61">Le test LAMP peut être effectué en environ 45 minutes, les résultats étant visibles à l'œil nu.</text:span></text:span></text:p>
      <text:p text:style-name="P7"><text:span text:style-name="Emphasis"><text:span text:style-name="T61">Par conséquent, la technique présente un grand potentiel pour la mise au point de méthodes de détection visuelle rapides et sensibles du pathogène de </text:span></text:span><text:span text:style-name="Emphasis"><text:span text:style-name="T71">D. bryoniae</text:span></text:span><text:span text:style-name="Emphasis"><text:span text:style-name="T61"> dans les cultures et les semences. Cette méthode a des applications potentielles dans la prévision précoce de la maladie et la réduction du risque d'épidémie.</text:span></text:span></text:p>
      <text:p text:style-name="P7"><text:span text:style-name="Emphasis"><text:span text:style-name="T61"/></text:span></text:p>
      <text:p text:style-name="P7"><text:span text:style-name="Emphasis"><text:span text:style-name="T72">une méthode simple, sensible, rapide et rentable pour le diagnostic précoce et le test </text:span></text:span><text:span text:style-name="Emphasis"><text:span text:style-name="T82">in situ</text:span></text:span><text:span text:style-name="Emphasis"><text:span text:style-name="T61">,</text:span></text:span></text:p>
      <text:p text:style-name="P7"><text:span text:style-name="Emphasis"><text:span text:style-name="T61"> </text:span></text:span><text:span text:style-name="Emphasis"><text:span text:style-name="T62">&lt;</text:span></text:span><text:span text:style-name="Emphasis"><text:span text:style-name="T72">LAMP peut rapidement amplifier les acides nucléiques dans des conditions isothermiques avec un ensemble de quatre à six amorces spécialement conçues et le grand fragment d’ ADN polymérase </text:span></text:span><text:span text:style-name="Emphasis"><text:span text:style-name="T82">Bst</text:span></text:span><text:span text:style-name="Emphasis"><text:span text:style-name="T61"> </text:span></text:span><text:span text:style-name="Emphasis"><text:span text:style-name="T72">, qui subit une activité de déplacement de brin pour amplifier l’ADN cible en moins de 60 minutes</text:span></text:span><text:span text:style-name="Emphasis"><text:span text:style-name="T61">,</text:span></text:span></text:p>
      <text:p text:style-name="P7"><text:span text:style-name="Emphasis"><text:span text:style-name="T61"> </text:span></text:span><text:span text:style-name="Emphasis"><text:span text:style-name="T72">L'ensemble de la procédure n'est pas difficile à réaliser et nécessite uniquement un instrument isotherme, tel qu'un bain d'eau ou un bloc chauffant</text:span></text:span><text:span text:style-name="Emphasis"><text:span text:style-name="T61">,</text:span></text:span></text:p>
      <text:p text:style-name="P34"><text:span text:style-name="Emphasis"><text:span text:style-name="T72">Détectio</text:span></text:span><text:span text:style-name="Emphasis"><text:span text:style-name="T63">n : </text:span></text:span></text:p>
      <text:p text:style-name="P34"><text:span text:style-name="Emphasis"><text:span text:style-name="T72">Les produits LAMP peuvent être facilement visualisés par électrophorèse sur gel ou en mesurant la turbidité provoquée par un précipité blanc de pyrophosphate de magnésium </text:span></text:span><text:span text:style-name="Emphasis"><text:span text:style-name="T61">,</text:span></text:span></text:p>
      <text:p text:style-name="P7"><text:span text:style-name="Emphasis"><text:span text:style-name="T72">De plus, il peut être surveillé à l'œil nu en ajoutant des indicateurs colorimétriques, tels que la calcéine, qui produit un signal fluorescent vert si la réaction de LAMP est positive,</text:span></text:span></text:p>
      <text:p text:style-name="P34"><text:soft-page-break/><text:span text:style-name="Emphasis"><text:span text:style-name="T73">Peut-etre utilisée pour la détectiondes champignons, virus, bactéries, nématodes, oomycètes,</text:span></text:span></text:p>
      <text:p text:style-name="P34"><text:span text:style-name="Emphasis"><text:span text:style-name="T73"> La détection précoce et précise de l'agent causal pourrait également entraîner une réduction de l'utilisation de fongicides, bénéficiant ainsi à l'environnement et pouvant réduire le risque d'épidémies.</text:span></text:span></text:p>
      <text:p text:style-name="P7"><text:span text:style-name="Emphasis"><text:span text:style-name="T61"/></text:span></text:p>
      <text:p text:style-name="P7"><text:span text:style-name="Emphasis"><text:span text:style-name="T61"/></text:span></text:p>
      <text:p text:style-name="P33"><text:span text:style-name="Emphasis"><text:span text:style-name="T62">propagation=</text:span></text:span></text:p>
      <text:p text:style-name="P7"><text:span text:style-name="Emphasis"><text:span text:style-name="T61"> </text:span></text:span><text:span text:style-name="Emphasis"><text:span text:style-name="T72">l'agent pathogène se déplaçait des semis sources infectés aux semis adjacents dans les serres de transplantation</text:span></text:span><text:span text:style-name="Emphasis"><text:span text:style-name="T61">,</text:span></text:span></text:p>
      <text:p text:style-name="P7"><text:span text:style-name="Emphasis"><text:span text:style-name="T61"/></text:span></text:p>
      <text:p text:style-name="P7"><text:span text:style-name="Emphasis"><text:span text:style-name="T61"/></text:span></text:p>
      <text:p text:style-name="P19"><text:span text:style-name="Emphasis"><text:span text:style-name="T69">Idées rapport :</text:span></text:span></text:p>
      <text:p text:style-name="P34"><text:span text:style-name="Emphasis"><text:span text:style-name="T69">Matériels et méthodes</text:span></text:span></text:p>
      <text:h text:style-name="P54" text:outline-level="3"><text:span text:style-name="Emphasis"><text:span text:style-name="T95">Déclaration d'éthique</text:span></text:span></text:h>
      <text:p text:style-name="P44">Notre étude ne porte pas sur des spécimens humains ou des échantillons de tissus, ni sur des animaux vertébrés, des embryons ou des tissus. Dans notre étude, des isolats de <text:span text:style-name="T106">Cgloeo</text:span> ont été collectés chez <text:span text:style-name="T107">de l’igname D alata</text:span>. Le champ n'est protégé d'aucune façon. L'étude sur le terrain n'a pas impliqué d'espèces en danger ou protégées. <text:span text:style-name="T107">(cultures au sein de l’INRA)</text:span></text:p>
      <text:h text:style-name="P57" text:outline-level="3">Conditions fongiques et de culture</text:h>
      <text:p text:style-name="P44">Les champignons phytopathogènes utilisés dans cette étude, ainsi que leur hôte, leur origine géographique et leur groupe RAPD, sont répertoriés dans le tableau <text:a xlink:type="simple" xlink:href="https://www.frontiersin.org/articles/10.3389/fmicb.2016.01372/full#T1" text:style-name="Internet_20_link" text:visited-style-name="Visited_20_Internet_20_Link"><text:span text:style-name="T108">1.</text:span></text:a>.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 text:style-name="T107">=39g,,,)</text:span></text:p>
      <text:p text:style-name="P44"/>
      <text:p text:style-name="P37"/>
      <text:h text:style-name="P56" text:outline-level="3">Réactifs</text:h>
      <text:p text:style-name="P45">Bst adn pol acheté à,,,, </text:p>
      <text:p text:style-name="P45">dNTP,,,,</text:p>
      <text:h text:style-name="P58" text:outline-level="3"><text:soft-page-break/>Extraction d'ADN</text:h>
      <text:p text:style-name="P45"/>
      <text:p text:style-name="P45">Pour l'extraction de l'ADN, les isolats ont été cultivés sur des disques de papier filtre séchés sur des plaques de PDA pendant 7 jours.</text:p>
      <text:p text:style-name="P34"><text:span text:style-name="Emphasis"><text:span text:style-name="T73">Les mycéliums ont ensuite été récoltés </text:span></text:span><text:span text:style-name="Emphasis"><text:span text:style-name="T63">,</text:span></text:span></text:p>
      <text:p text:style-name="P34"><text:span text:style-name="Emphasis"><text:span text:style-name="T73">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p>
      <text:p text:style-name="P34"><text:span text:style-name="Emphasis"><text:span text:style-name="T63"/></text:span></text:p>
      <text:h text:style-name="P54" text:outline-level="3"><text:span text:style-name="Emphasis"><text:span text:style-name="T95">Conception d'amorce de lampe</text:span></text:span></text:h>
      <text:p text:style-name="P35"><text:span text:style-name="Emphasis"><text:span text:style-name="T64">Selon le scar conservé= numéro de référence Genbank,</text:span></text:span></text:p>
      <text:p text:style-name="P35"><text:span text:style-name="Emphasis"><text:span text:style-name="T64">2 externes F3 et b3 ; 2 internes FIP et BIP et une boucle LB,a été conçu à l’aide du logiciel d’amorces Lamp primer explorer v5,</text:span></text:span></text:p>
      <text:p text:style-name="P35"><text:span text:style-name="Emphasis"><text:span text:style-name="T64">(tableau)</text:span></text:span></text:p>
      <text:p text:style-name="P35"><text:span text:style-name="Emphasis"><text:span text:style-name="T64"/></text:span></text:p>
      <text:h text:style-name="P55" text:outline-level="3"><text:span text:style-name="Emphasis"><text:span text:style-name="T96">Optimisation des conditions de réaction de la lampe</text:span></text:span></text:h>
      <text:p text:style-name="P44">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text:span text:style-name="T105">Bst</text:span> , de dNTP (2–10 mM), de Mg <text:span text:style-name="T109">2+</text:span> (2–8 mM), d’amorces (2–4 μM), de MnCl <text:span text:style-name="T109">2</text:span> (0,1–1 mM) et la calcéine (2–8 μM) ont été évalués. La réaction de LAMP a été réalisée dans des tubes à centrifuger de 0,2 ml dans un bain-marie. ADN génomique de <text:span text:style-name="T105">D. bryoniae</text:span> (souche DBJSJY2) en tant que matrice et ddH <text:span text:style-name="T109">2</text:span>O en 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text:soft-page-break/>d'agarose à 2,0% après coloration au bromure d'éthidium (0,5 µg mL <text:span text:style-name="T109">-1</text:span> ) et photographié sous un transilluminateur UV. Il y a eu trois répétitions pour chaque traitement et l'expérience a été répétée deux fois.</text:p>
      <text:p text:style-name="Text_20_body"><text:line-break/><text:span text:style-name="Emphasis"><text:span text:style-name="T96">Spécificité du test LAMP</text:span></text:span></text:p>
      <text:p text:style-name="P46"><text:span text:style-name="T80">La spécificité du test LAMP a été vérifiée avec l'ADN génomique des </text:span><text:span text:style-name="T81">24</text:span><text:span text:style-name="T80"> génotypes <text:s/>des souches de </text:span><text:span text:style-name="T85">c gloeo</text:span><text:span text:style-name="T80"> , </text:span><text:span text:style-name="T81">dont 2</text:span><text:span text:style-name="T80"> agents pathogènes fongiques </text:span><text:span text:style-name="T81">de l’igname et de adventis respectivement,</text:span><text:span text:style-name="T80"> </text:span></text:p>
      <text:p text:style-name="P47"><text:span text:style-name="Emphasis"><text:span text:style-name="T65">Réalisé et évalué 2 fois,</text:span></text:span></text:p>
      <text:h text:style-name="P59" text:outline-level="3"><text:span text:style-name="Emphasis"><text:span text:style-name="T97">Sensibilité de détection LAMP </text:span></text:span></text:h>
      <text:p text:style-name="P44">L'ADN matrice de <text:span text:style-name="T105">D. bryoniae</text:span> (souche DBJSJY2) a été préparé comme décrit ci-dessus et a été dilué en série par 10 (de 10 <text:span text:style-name="T109">5</text:span> à 10 <text:span text:style-name="T109">-2</text:span> fg μL <text:span text:style-name="T109">-1</text:span> ). Les échantillons ont ensuite été soumis à des tests LAMP </text:p>
      <text:p text:style-name="P47"><text:span text:style-name="Emphasis"><text:span text:style-name="T74">Une fois les réactions terminées, les produits LAMP ont été visualisés</text:span></text:span></text:p>
      <text:p text:style-name="P47"><text:span text:style-name="Emphasis"><text:span text:style-name="T65"/></text:span></text:p>
      <text:p text:style-name="P47"><text:span text:style-name="Emphasis"><text:span text:style-name="T68">Résultats :</text:span></text:span></text:p>
      <text:p text:style-name="P47"><text:span text:style-name="Emphasis"><text:span text:style-name="T65"> </text:span></text:span><text:span text:style-name="Emphasis"><text:span text:style-name="T74">Des résultats positifs ont été obtenus avec des températures de 61 à 65 ° C basées sur le changement de couleur </text:span></text:span><text:span text:style-name="Emphasis"><text:span text:style-name="T65">,</text:span></text:span></text:p>
      <text:p text:style-name="P47"><text:span text:style-name="Emphasis"><text:span text:style-name="T74">Cependant, l'intensité de la couleur vert jaunâtre et le motif en forme d'échelle des produits LAMP étaient les plus forts à 63 ° </text:span></text:span><text:span text:style-name="Emphasis"><text:span text:style-name="T65">,</text:span></text:span></text:p>
      <text:p text:style-name="P47"><text:span text:style-name="Emphasis"><text:span text:style-name="T65"> </text:span></text:span><text:span text:style-name="Emphasis"><text:span text:style-name="T74">la couleur vert jaunâtre était plus intense à 45 minutes qu'à 30 minutes.</text:span></text:span></text:p>
      <text:p text:style-name="P47"><text:span text:style-name="Emphasis"><text:span text:style-name="T74">Ainsi, les conditions réactionnelles optimales pour le dosage de LAMP étaient de 63 ° C pendant 45 min,</text:span></text:span></text:p>
      <text:p text:style-name="P47"><text:span text:style-name="Emphasis"><text:span text:style-name="T65"/></text:span></text:p>
      <text:p text:style-name="P47"><text:span text:style-name="Emphasis"><text:span text:style-name="T86">LAMP pour la détection :un indicateur de métal à fluorescence (calcéine) comme indicateur visuel.</text:span></text:span></text:p>
      <text:p text:style-name="P48"><text:span text:style-name="Emphasis"><text:span text:style-name="T86">réaction positive devient vert jaunâtre et la négative est toujours brune; </text:span></text:span></text:p>
      <text:p text:style-name="P48"><text:soft-page-break/><text:span text:style-name="Emphasis"><text:span text:style-name="T91">Le</text:span></text:span><text:span text:style-name="Emphasis"><text:span text:style-name="T65"> </text:span></text:span><text:span text:style-name="Emphasis"><text:span text:style-name="T86">produit LAMP s'est manifesté sous la forme d'un motif en forme d'échelle sur un gel d'agarose à 2,0%. M: marqueur </text:span></text:span><text:span text:style-name="Emphasis"><text:span text:style-name="T93">trans</text:span></text:span><text:span text:style-name="Emphasis"><text:span text:style-name="T65"> </text:span></text:span><text:span text:style-name="Emphasis"><text:span text:style-name="T86">ADN II ,</text:span></text:span></text:p>
      <text:p text:style-name="P48"><text:span text:style-name="Emphasis"><text:span text:style-name="T87">(sans adn cible : control , réaction négative/ avec adn cible : réaction positive)</text:span></text:span></text:p>
      <text:p text:style-name="P48"><text:span text:style-name="Emphasis"><text:span text:style-name="T87"/></text:span></text:p>
      <text:p text:style-name="P48"><text:span text:style-name="Emphasis"><text:span text:style-name="T87">Test : température optimale / temps optimal</text:span></text:span></text:p>
      <text:p text:style-name="P48"><text:span text:style-name="Emphasis"><text:span text:style-name="T87"/></text:span></text:p>
      <text:p text:style-name="P48"><text:span text:style-name="Emphasis"><text:span text:style-name="T87">spécificité :  </text:span></text:span><text:span text:style-name="Emphasis"><text:span text:style-name="T75">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99">1</text:span></text:span></text:a><text:span text:style-name="Emphasis"><text:span text:style-name="T87"> </text:span></text:span><text:span text:style-name="Emphasis"><text:span text:style-name="T75">). Comme prévu, le dosage de LAMP a montré un changement de couleur vert-jaunâtre , et la turbidité visible </text:span></text:span><text:span text:style-name="Emphasis"><text:span text:style-name="T87">,</text:span></text:span></text:p>
      <text:p text:style-name="P48"><text:span text:style-name="Emphasis"><text:span text:style-name="T75">Le motif typique en forme d'échelle des produits LAMP a été obtenu par électrophorèse sur gel d'agarose et a confirmé la spécificité du dosage LAMP</text:span></text:span><text:span text:style-name="Emphasis"><text:span text:style-name="T87">,</text:span></text:span></text:p>
      <text:p text:style-name="P48"><text:span text:style-name="Emphasis"><text:span text:style-name="T87"/></text:span></text:p>
      <text:p text:style-name="P49"><text:span text:style-name="Emphasis"><text:span text:style-name="T92">Discussion</text:span></text:span></text:p>
      <text:p text:style-name="P49"><text:span text:style-name="Emphasis"><text:span text:style-name="T76">De plus, il a été rapporté que la réaction de LAMP pourrait être plus efficace en utilisant des amorces à boucle supplémentaires</text:span></text:span><text:span text:style-name="Emphasis"><text:span text:style-name="T88">,</text:span></text:span></text:p>
      <text:p text:style-name="P49"><text:span text:style-name="Emphasis"><text:span text:style-name="T76">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text:span></text:span><text:span text:style-name="Emphasis"><text:span text:style-name="T88">s,</text:span></text:span></text:p>
      <text:p text:style-name="P49"><text:span text:style-name="Emphasis"><text:span text:style-name="T76">cette réaction LAMP utilisant des jeux d’amorces conçus à partir du SCAR de l’ADN génomique pour les deux génotypes présente une spécificité élevée et un spectre large. </text:span></text:span></text:p>
      <text:p text:style-name="P49"><text:span text:style-name="Emphasis"><text:span text:style-name="T76">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100">phytopathogènes</text:span></text:span></text:a><text:span text:style-name="Emphasis"><text:span text:style-name="T88"> ,</text:span></text:span></text:p>
      <text:p text:style-name="P49"><text:span text:style-name="Emphasis"><text:span text:style-name="T76">Cependant, l'utilisation d'un turbidimètre en temps réel n'est pas applicable dans les zones rurales des pays en développement. Ainsi, pour que la méthode de diagnostic puisse être utilisée sur le site agricole, une méthode d’inspection visuelle </text:span></text:span><text:soft-page-break/><text:span text:style-name="Emphasis"><text:span text:style-name="T76">simple, fiable et non ambiguë est requise. Au fur et à mesure que la réaction de la LAMP progresse, des ions pyrophosphate sont produits en tant que sous-produit de la réaction et se lient à des cations divalents (Mn2 </text:span></text:span><text:span text:style-name="Emphasis"><text:span text:style-name="T94">+</text:span></text:span><text:span text:style-name="Emphasis"><text:span text:style-name="T88"> </text:span></text:span><text:span text:style-name="Emphasis"><text:span text:style-name="T76">ou Mg2 </text:span></text:span><text:span text:style-name="Emphasis"><text:span text:style-name="T94">+</text:span></text:span><text:span text:style-name="Emphasis"><text:span text:style-name="T88"> </text:span></text:span><text:span text:style-name="Emphasis"><text:span text:style-name="T76">). La surveillance des produits est facile à l'œil nu à l'aide de colorants de liaison à l'ADN tels que SYBR Green après le point final de la réaction </text:span></text:span><text:span text:style-name="Emphasis"><text:span text:style-name="T88">, </text:span></text:span><text:span text:style-name="Emphasis"><text:span text:style-name="T76">Cependant, l'utilisation de colorants de liaison à l'ADN augmente les taux de contamination croisée en raison de l'opération à couverture ouverte</text:span></text:span><text:span text:style-name="Emphasis"><text:span text:style-name="T88">, <text:s/> </text:span></text:span><text:span text:style-name="Emphasis"><text:span text:style-name="T76">Pour éviter cela, la visualisation d'indicateurs colorimétriques</text:span></text:span><text:span text:style-name="Emphasis"><text:span text:style-name="T79"> indirects </text:span></text:span><text:span text:style-name="Emphasis"><text:span text:style-name="T76">tels que l'hydroxynaphtol bleu ou la calcéine a été utilisée comme une amélioration</text:span></text:span><text:span text:style-name="Emphasis"><text:span text:style-name="T88">, </text:span></text:span><text:span text:style-name="Emphasis"><text:span text:style-name="T89">et ajoutés avant la réaction,</text:span></text:span></text:p>
      <text:p text:style-name="P49"><text:span text:style-name="Emphasis"><text:span text:style-name="T88"> </text:span></text:span><text:span text:style-name="Emphasis"><text:span text:style-name="T76">Les molécules de calcéine se combinent avec Mn </text:span></text:span><text:span text:style-name="Emphasis"><text:span text:style-name="T94">2+</text:span></text:span><text:span text:style-name="Emphasis"><text:span text:style-name="T88"> </text:span></text:span><text:span text:style-name="Emphasis"><text:span text:style-name="T76">et la fluorescence de calcéine.</text:span></text:span></text:p>
      <text:p text:style-name="P49"><text:span text:style-name="Emphasis"><text:span text:style-name="T76">Si la réaction de LAMP est positive, les molécules de calcéine libèrent du Mn </text:span></text:span><text:span text:style-name="Emphasis"><text:span text:style-name="T94">2+</text:span></text:span><text:span text:style-name="Emphasis"><text:span text:style-name="T88"> </text:span></text:span><text:span text:style-name="Emphasis"><text:span text:style-name="T76">et se combinent avec du Mg </text:span></text:span><text:span text:style-name="Emphasis"><text:span text:style-name="T94">2+</text:span></text:span><text:span text:style-name="Emphasis"><text:span text:style-name="T88"> </text:span></text:span><text:span text:style-name="Emphasis"><text:span text:style-name="T76">résiduel pour générer des ions pyrophosphate, récupérant ainsi leur signal de fluorescence verte </text:span></text:span><text:span text:style-name="Emphasis"><text:span text:style-name="T77">(1 étape = moins de risque de contamination),</text:span></text:span></text:p>
      <text:p text:style-name="P49"><text:span text:style-name="Emphasis"><text:span text:style-name="T77">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P49"><text:span text:style-name="Emphasis"><text:span text:style-name="T77"/></text:span></text:p>
      <text:h text:style-name="P60" text:outline-level="2"><text:span text:style-name="Emphasis"><text:span text:style-name="T98">Conclusion</text:span></text:span></text:h>
      <text:p text:style-name="P44">Une méthode visuelle de LAMP a été développée pour la détection rapide et à large spectre de <text:span text:style-name="T105">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text:soft-page-break/>méthode de détection d'infection basée sur LAMP dans les premières cultures de cucurbitacées.</text:p>
      <text:p text:style-name="P51"><text:span text:style-name="Emphasis"><text:span text:style-name="T76"/></text:span></text:p>
      <text:p text:style-name="P49"><text:span text:style-name="Emphasis"><text:span text:style-name="T76"/></text:span></text:p>
      <text:p text:style-name="P49"><text:span text:style-name="Emphasis"><text:span text:style-name="T76"> </text:span></text:span><text:span text:style-name="Emphasis"><text:span text:style-name="T66">La PCR nichée/</text:span></text:span><text:span text:style-name="Emphasis"><text:span text:style-name="T67">imbriquée</text:span></text:span><text:span text:style-name="Emphasis"><text:span text:style-name="T66"> </text:span></text:span><text:span text:style-name="Emphasis"><text:span text:style-name="T67">et la qPCR </text:span></text:span><text:span text:style-name="Emphasis"><text:span text:style-name="T66">étai</text:span></text:span><text:span text:style-name="Emphasis"><text:span text:style-name="T67">en</text:span></text:span><text:span text:style-name="Emphasis"><text:span text:style-name="T66">t 100 fois plus sensible que le test LAMP et 1000 fois plus sensible que la PCR conventionnelle. </text:span></text:span></text:p>
      <text:p text:style-name="P50"><text:span text:style-name="Emphasis"><text:span text:style-name="T78">Mais lamp plus simple et plus rapide (et plus sensible que pcr conventionnelle)</text:span></text:span></text:p>
      <text:p text:style-name="P50"><text:span text:style-name="Emphasis"><text:span text:style-name="T78">lamp est plus spécifique par contre que la qPCR,</text:span></text:span></text:p>
      <text:p text:style-name="P52"><text:span text:style-name="Emphasis"><text:span text:style-name="T87"/></text:span></text:p>
      <text:p text:style-name="P48"><text:span text:style-name="Emphasis"><text:span text:style-name="T87"> </text:span></text:span><text:span text:style-name="Emphasis"><text:span text:style-name="T75">symptômes sur les feuilles, les tiges, les pétioles, les brindilles et les fruits, conduisant finalement à la défoliation, au dessèchement des brindilles et à la chute prématurée des fruits, pouvant entraîner une perte de rendement</text:span></text:span><text:span text:style-name="Emphasis"><text:span text:style-name="T87">,</text:span></text:span></text:p>
      <text:p text:style-name="P48"><text:span text:style-name="Emphasis"><text:span text:style-name="T87"/></text:span></text:p>
      <text:p text:style-name="P48"><text:span text:style-name="Emphasis"><text:span text:style-name="T75">Des mesures de contrôle telles que des méthodes prophylactiques, l'application de fongicides et l'utilisation de cultivars de tomates relativement résistants sont actuellement utilisées pour lutter contre</text:span></text:span><text:span text:style-name="Emphasis"><text:span text:style-name="T87">,</text:span></text:span></text:p>
      <text:p text:style-name="P48"><text:span text:style-name="Emphasis"><text:span text:style-name="T87"/></text:span></text:p>
      <text:p text:style-name="P48"><text:span text:style-name="Emphasis"><text:span text:style-name="T75">À l'heure actuelle, la plupart des tests utilisés dans la détection d' </text:span></text:span><text:span text:style-name="Emphasis"><text:span text:style-name="T83">A. Solani</text:span></text:span><text:span text:style-name="Emphasis"><text:span text:style-name="T87"> </text:span></text:span><text:span text:style-name="Emphasis"><text:span text:style-name="T75">dépendent d'une évaluation visuelle des symptômes, y compris la mesure du diamètre de la lésion et le nombre de spores</text:span></text:span><text:span text:style-name="Emphasis"><text:span text:style-name="T87">,</text:span></text:span></text:p>
      <text:p text:style-name="P48"><text:span text:style-name="Emphasis"><text:span text:style-name="T87"> </text:span></text:span><text:span text:style-name="Emphasis"><text:span text:style-name="T75">Ces méthodes prennent beaucoup de temps et ne permettent souvent pas de distinguer les différences fines entre les charges d'inoculum et les niveaux de résistance des plantes. </text:span></text:span></text:p>
      <text:p text:style-name="P50"><text:span text:style-name="Emphasis"><text:span text:style-name="T90">But :</text:span></text:span></text:p>
      <text:p text:style-name="P50"><text:span text:style-name="Emphasis"><text:span text:style-name="T78">Convenir à l’évaluation du développement fongique dans les premières phases de l’infection, avant que les symptômes macroscopiques ne soient évidents ou que la sporulation ne se produise.</text:span></text:span></text:p>
      <text:p text:style-name="P50"><text:soft-page-break/><text:span text:style-name="Emphasis"><text:span text:style-name="T78">À ce jour, l' identification des espèces </text:span></text:span><text:span text:style-name="Emphasis"><text:span text:style-name="T84">Alternaria</text:span></text:span><text:span text:style-name="Emphasis"><text:span text:style-name="T78"> s'est appuyée sur des méthodes de gélose, à travers un examen macroscopique de la morphologie des spores. </text:span></text:span></text:p>
      <text:p text:style-name="P50"><text:span text:style-name="Emphasis"><text:span text:style-name="T78"/></text:span></text:p>
      <text:p text:style-name="P50"><text:span text:style-name="Emphasis"><text:span text:style-name="T78">ces techniques ne permettent pas de quantifier les champignons </text:span></text:span><text:span text:style-name="Emphasis"><text:span text:style-name="T84">dans la plante</text:span></text:span><text:span text:style-name="Emphasis"><text:span text:style-name="T78"> . </text:span></text:span></text:p>
      <text:p text:style-name="P50"><text:span text:style-name="Emphasis"><text:span text:style-name="T78"/></text:span></text:p>
      <text:p text:style-name="P50"><text:span text:style-name="Emphasis"><text:span text:style-name="T78"/></text:span></text:p>
      <text:p text:style-name="P48"><text:span text:style-name="Emphasis"><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MuseoSans" svg:font-family="MuseoSans, Georgia, 'Times New Roman', Times, serif"/>
    <style:font-face style:name="Roboto" svg:font-family="Roboto, Arial, sans-serif"/>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16T16:02:12.766742774</dc:date>
    <meta:editing-duration>PT43M43S</meta:editing-duration>
    <meta:editing-cycles>7</meta:editing-cycles>
    <meta:generator>LibreOffice/6.1.4.2$Linux_X86_64 LibreOffice_project/10$Build-2</meta:generator>
    <meta:document-statistic meta:table-count="0" meta:image-count="0" meta:object-count="0" meta:page-count="14" meta:paragraph-count="179" meta:word-count="4823" meta:character-count="31426" meta:non-whitespace-character-count="26742"/>
  </office:meta>
</office:document-meta>
</file>